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Text_20_body">
      <style:paragraph-properties fo:margin-top="0cm" fo:margin-bottom="0cm"/>
      <style:text-properties fo:color="#000000" style:font-name="FreeMono" fo:font-size="10pt" fo:language="en" fo:country="US" fo:font-weight="normal"/>
    </style:style>
    <style:style style:name="P35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36" style:family="paragraph" style:parent-style-name="Standard">
      <style:text-properties fo:color="#00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7" style:family="paragraph" style:parent-style-name="Standard">
      <style:text-properties fo:color="#00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38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39" style:family="paragraph" style:parent-style-name="Standard">
      <style:text-properties fo:color="#ff0000" style:font-name="FreeMono" fo:font-size="10.5pt" text:paragraph-rsid="0018e35d" style:font-size-asian="10.5pt" style:font-size-complex="10.5pt"/>
    </style:style>
    <style:style style:name="P40" style:family="paragraph" style:parent-style-name="Standard">
      <style:text-properties fo:color="#ff0000" style:font-name="FreeMono" fo:font-size="10.5pt" fo:font-weight="bold" text:paragraph-rsid="0018e35d" style:font-size-asian="10.5pt" style:font-weight-asian="bold" style:font-name-complex="FreeMono" style:font-size-complex="10.5pt"/>
    </style:style>
    <style:style style:name="P41" style:family="paragraph" style:parent-style-name="Standard">
      <style:text-properties fo:color="#ff0000" style:font-name="FreeMono" fo:font-size="10.5pt" fo:font-weight="bold" text:paragraph-rsid="0019942e" style:font-size-asian="10.5pt" style:font-weight-asian="bold" style:font-name-complex="FreeMono" style:font-size-complex="10.5pt" style:font-weight-complex="bold"/>
    </style:style>
    <style:style style:name="P42" style:family="paragraph" style:parent-style-name="Standard">
      <style:text-properties fo:color="#ff0000" style:font-name="FreeMono" fo:font-size="10.5pt" fo:font-weight="bold" text:paragraph-rsid="0019bde4" style:font-size-asian="10.5pt" style:font-weight-asian="bold" style:font-name-complex="FreeMono" style:font-size-complex="10.5pt" style:font-weight-complex="bold"/>
    </style:style>
    <style:style style:name="P43" style:family="paragraph" style:parent-style-name="Standard">
      <style:text-properties fo:color="#ff0000" style:font-name="FreeMono" fo:font-size="10.5pt" fo:font-weight="bold" text:paragraph-rsid="0019942e" style:font-size-asian="9.14999961853027pt" style:font-weight-asian="bold" style:font-name-complex="FreeMono" style:font-size-complex="10.5pt" style:font-weight-complex="bold"/>
    </style:style>
    <style:style style:name="P44" style:family="paragraph" style:parent-style-name="Standard">
      <style:text-properties fo:color="#ff0000" style:font-name="FreeMono" fo:font-size="10.5pt" fo:font-weight="bold" text:paragraph-rsid="0019bde4" style:font-size-asian="9.14999961853027pt" style:font-weight-asian="bold" style:font-name-complex="FreeMono" style:font-size-complex="10.5pt" style:font-weight-complex="bold"/>
    </style:style>
    <style:style style:name="P45" style:family="paragraph" style:parent-style-name="Standard"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46" style:family="paragraph" style:parent-style-name="Standard">
      <style:text-properties fo:color="#ff0000" style:font-name="FreeMono" fo:font-size="10.5pt" fo:font-weight="normal" text:paragraph-rsid="0019942e" style:font-size-asian="10.5pt" style:font-weight-asian="normal" style:font-name-complex="FreeMono" style:font-size-complex="10.5pt" style:font-weight-complex="normal"/>
    </style:style>
    <style:style style:name="P47" style:family="paragraph" style:parent-style-name="Standard">
      <style:text-properties fo:color="#ff0000" style:font-name="FreeMono" fo:font-size="10.5pt" fo:font-weight="normal" text:paragraph-rsid="0019bde4" style:font-size-asian="10.5pt" style:font-weight-asian="normal" style:font-name-complex="FreeMono" style:font-size-complex="10.5pt" style:font-weight-complex="normal"/>
    </style:style>
    <style:style style:name="P48" style:family="paragraph" style:parent-style-name="Standard">
      <style:text-properties fo:color="#ff0000" style:font-name="FreeMono" fo:font-size="10.5pt" fo:language="en" fo:country="US" fo:font-weight="bold" text:paragraph-rsid="0019f84e" style:font-size-asian="10.5pt" style:font-weight-asian="bold" style:font-name-complex="FreeMono" style:font-size-complex="10.5pt" style:font-weight-complex="bold"/>
    </style:style>
    <style:style style:name="P49" style:family="paragraph" style:parent-style-name="Standard">
      <style:text-properties fo:color="#ff0000" style:font-name="FreeMono" fo:font-weight="bold" text:paragraph-rsid="0019942e" style:font-weight-asian="bold" style:font-name-complex="FreeMono" style:font-weight-complex="bold"/>
    </style:style>
    <style:style style:name="P50" style:family="paragraph" style:parent-style-name="Standard">
      <style:text-properties text:paragraph-rsid="0019bde4"/>
    </style:style>
    <style:style style:name="P51" style:family="paragraph" style:parent-style-name="Standard">
      <style:text-properties text:paragraph-rsid="0019942e"/>
    </style:style>
    <style:style style:name="P52" style:family="paragraph" style:parent-style-name="Standard">
      <style:text-properties text:paragraph-rsid="001b32db"/>
    </style:style>
    <style:style style:name="P53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54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9pt" fo:font-weight="bold" text:paragraph-rsid="0018e35d" style:font-size-asian="9pt" style:font-weight-asian="bold" style:font-name-complex="FreeMono" style:font-size-complex="9pt" style:font-weight-complex="bold"/>
    </style:style>
    <style:style style:name="P55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5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8e35d"/>
    </style:style>
    <style:style style:name="P5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b32db"/>
    </style:style>
    <style:style style:name="P5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text:paragraph-rsid="001cd3fe"/>
    </style:style>
    <style:style style:name="P5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6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text:paragraph-rsid="0019f84e" style:font-size-asian="10pt" style:font-weight-asian="bold" style:font-name-complex="FreeMono" style:font-size-complex="10pt" style:font-weight-complex="bold"/>
    </style:style>
    <style:style style:name="P6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ff0000" style:font-name="FreeMono" fo:font-size="10.5pt" fo:font-weight="normal" text:paragraph-rsid="0018e35d" style:font-size-asian="10.5pt" style:font-weight-asian="normal" style:font-name-complex="FreeMono" style:font-size-complex="10.5pt" style:font-weight-complex="normal"/>
    </style:style>
    <style:style style:name="P6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font-weight="bold" text:paragraph-rsid="0018e35d" style:font-weight-asian="bold" style:font-weight-complex="bold"/>
    </style:style>
    <style:style style:name="P64" style:family="paragraph" style:parent-style-name="Standard">
      <style:paragraph-properties fo:margin-left="1.249cm" fo:margin-right="0cm" fo:text-indent="0cm" style:auto-text-indent="false"/>
    </style:style>
    <style:style style:name="P65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66" style:family="paragraph" style:parent-style-name="Standard">
      <style:paragraph-properties fo:margin-left="1.249cm" fo:margin-right="0cm" fo:text-indent="0cm" style:auto-text-indent="false"/>
      <style:text-properties fo:color="#000000" style:font-name="FreeMono" fo:font-size="10pt" style:font-size-asian="10pt" style:font-name-complex="FreeMono" style:font-size-complex="10pt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text:rsid="0018e35d" style:font-size-asian="10pt" style:font-name-complex="FreeMono" style:font-size-complex="10pt"/>
    </style:style>
    <style:style style:name="T4" style:family="text">
      <style:text-properties fo:color="#000000" style:font-name="FreeMono" fo:font-size="10pt" text:rsid="001b32db" style:font-size-asian="10pt" style:font-name-complex="FreeMono" style:font-size-complex="10pt"/>
    </style:style>
    <style:style style:name="T5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6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7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8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9" style:family="text">
      <style:text-properties fo:color="#000000" style:font-name="FreeMono" fo:font-size="10pt" text:rsid="001cd3fe" style:font-name-asian="DejaVu Sans" style:font-size-asian="10pt" style:font-name-complex="FreeMono" style:font-size-complex="10pt"/>
    </style:style>
    <style:style style:name="T10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11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12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3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4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5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16" style:family="text">
      <style:text-properties fo:color="#000000" style:font-name="FreeMono" fo:font-size="10pt" fo:language="en" fo:country="US" fo:font-weight="normal" style:font-size-asian="10pt" style:font-name-complex="FreeMono" style:font-size-complex="10pt"/>
    </style:style>
    <style:style style:name="T17" style:family="text">
      <style:text-properties fo:color="#000000" style:font-name="FreeMono" fo:font-size="8pt" style:font-size-asian="8pt" style:font-name-complex="FreeMono" style:font-size-complex="8pt"/>
    </style:style>
    <style:style style:name="T18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9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20" style:family="text">
      <style:text-properties fo:color="#000000" style:font-name="FreeMono" fo:font-size="9pt" style:font-size-asian="9pt" style:font-name-complex="FreeMono" style:font-size-complex="9pt"/>
    </style:style>
    <style:style style:name="T21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22" style:family="text">
      <style:text-properties fo:color="#000000" style:font-name="FreeMono" fo:font-size="7pt" style:font-size-asian="7pt" style:font-name-complex="FreeMono" style:font-size-complex="7pt"/>
    </style:style>
    <style:style style:name="T23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24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5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6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7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8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9" style:family="text">
      <style:text-properties fo:color="#000000" style:font-name="FreeMono1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0" style:family="text">
      <style:text-properties fo:color="#ff0000"/>
    </style:style>
    <style:style style:name="T31" style:family="text">
      <style:text-properties fo:color="#ff0000" style:font-name="FreeMono" fo:font-size="10pt" style:font-size-asian="10pt" style:font-name-complex="FreeMono" style:font-size-complex="10pt"/>
    </style:style>
    <style:style style:name="T32" style:family="text">
      <style:text-properties fo:color="#ff0000" style:font-name="FreeMono" fo:font-size="10pt" text:rsid="001b32db" style:font-size-asian="10pt" style:font-name-complex="FreeMono" style:font-size-complex="10pt"/>
    </style:style>
    <style:style style:name="T33" style:family="text">
      <style:text-properties fo:color="#ff0000" style:font-name="FreeMono" fo:font-size="10pt" text:rsid="001f85a9" style:font-size-asian="10pt" style:font-name-complex="FreeMono" style:font-size-complex="10pt"/>
    </style:style>
    <style:style style:name="T34" style:family="text">
      <style:text-properties fo:color="#ff0000" style:font-name="FreeMono" fo:font-size="10pt" fo:language="en" fo:country="US" fo:font-weight="normal" style:font-size-asian="10pt" style:font-weight-asian="normal" style:font-size-complex="10pt" style:font-weight-complex="normal"/>
    </style:style>
    <style:style style:name="T35" style:family="text">
      <style:text-properties fo:color="#ff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6" style:family="text">
      <style:text-properties fo:color="#ff0000" style:font-name="FreeMono" fo:font-size="10pt" fo:language="en" fo:country="US" fo:font-weight="normal" text:rsid="00224324" style:font-size-asian="10pt" style:font-weight-asian="normal" style:font-name-complex="FreeMono" style:font-size-complex="10pt" style:font-weight-complex="normal"/>
    </style:style>
    <style:style style:name="T37" style:family="text">
      <style:text-properties fo:color="#ff0000" style:font-name="FreeMono" fo:font-size="8pt" style:font-size-asian="8pt" style:font-name-complex="FreeMono" style:font-size-complex="8pt"/>
    </style:style>
    <style:style style:name="T38" style:family="text">
      <style:text-properties fo:color="#ff0000" style:font-name="FreeMono" fo:font-size="10.5pt" fo:font-weight="normal" text:rsid="001ce3c8" style:font-size-asian="10.5pt" style:font-weight-asian="normal" style:font-name-complex="FreeMono" style:font-size-complex="10.5pt" style:font-weight-complex="normal"/>
    </style:style>
    <style:style style:name="T39" style:family="text">
      <style:text-properties fo:color="#ff0000" style:font-name="FreeMono" fo:font-size="10.5pt" fo:font-weight="normal" text:rsid="001e23f8" style:font-size-asian="10.5pt" style:font-weight-asian="normal" style:font-name-complex="FreeMono" style:font-size-complex="10.5pt" style:font-weight-complex="normal"/>
    </style:style>
    <style:style style:name="T40" style:family="text">
      <style:text-properties fo:color="#ff0000" style:font-name="FreeMono" fo:font-size="10.5pt" fo:language="en" fo:country="US" fo:font-weight="normal" text:rsid="001c4851" style:font-size-asian="10.5pt" style:font-weight-asian="normal" style:font-name-complex="FreeMono" style:font-size-complex="10.5pt" style:font-weight-complex="normal"/>
    </style:style>
    <style:style style:name="T41" style:family="text">
      <style:text-properties fo:color="#ff0000" style:font-name="FreeMono" fo:font-size="10.5pt" fo:language="en" fo:country="US" fo:font-weight="normal" text:rsid="001c6afc" style:font-size-asian="10.5pt" style:font-weight-asian="normal" style:font-name-complex="FreeMono" style:font-size-complex="10.5pt" style:font-weight-complex="normal"/>
    </style:style>
    <style:style style:name="T42" style:family="text">
      <style:text-properties fo:color="#ff0000" style:font-name="FreeMono" fo:font-size="10.5pt" fo:language="en" fo:country="US" fo:font-weight="bold" style:font-size-asian="10.5pt" style:font-weight-asian="bold" style:font-name-complex="FreeMono" style:font-size-complex="10.5pt" style:font-weight-complex="bold"/>
    </style:style>
    <style:style style:name="T43" style:family="text">
      <style:text-properties fo:color="#ff0000" style:font-name="FreeMono" fo:font-size="10.5pt" fo:language="en" fo:country="US" fo:font-weight="bold" text:rsid="001c4851" style:font-size-asian="10.5pt" style:font-weight-asian="bold" style:font-name-complex="FreeMono" style:font-size-complex="10.5pt" style:font-weight-complex="bold"/>
    </style:style>
    <style:style style:name="T44" style:family="text">
      <style:text-properties fo:color="#ff0000" style:font-name="FreeMono" fo:font-size="10.5pt" fo:language="en" fo:country="US" fo:font-weight="bold" text:rsid="001c6afc" style:font-size-asian="10.5pt" style:font-weight-asian="bold" style:font-name-complex="FreeMono" style:font-size-complex="10.5pt" style:font-weight-complex="bold"/>
    </style:style>
    <style:style style:name="T45" style:family="text">
      <style:text-properties fo:color="#ff0000" fo:font-weight="normal" text:rsid="001ce3c8" style:font-weight-asian="normal" style:font-weight-complex="normal"/>
    </style:style>
    <style:style style:name="T46" style:family="text">
      <style:text-properties fo:color="#ff0000" text:rsid="001ce3c8"/>
    </style:style>
    <style:style style:name="T47" style:family="text">
      <style:text-properties fo:color="#ff0000" fo:font-size="10.5pt" fo:language="en" fo:country="US" text:rsid="0019f84e" style:font-size-asian="10.5pt" style:font-size-complex="10.5pt"/>
    </style:style>
    <style:style style:name="T48" style:family="text">
      <style:text-properties fo:color="#ff0000" fo:font-size="10.5pt" fo:language="en" fo:country="US" fo:font-weight="normal" style:font-size-asian="10.5pt" style:font-weight-asian="normal" style:font-size-complex="10.5pt" style:font-weight-complex="normal"/>
    </style:style>
    <style:style style:name="T49" style:family="text">
      <style:text-properties fo:color="#ff0000" fo:font-size="10.5pt" fo:language="en" fo:country="US" fo:font-weight="normal" text:rsid="0002329e" style:font-size-asian="10.5pt" style:font-weight-asian="normal" style:font-size-complex="10.5pt" style:font-weight-complex="normal"/>
    </style:style>
    <style:style style:name="T50" style:family="text">
      <style:text-properties fo:color="#ff0000" fo:font-size="10.5pt" fo:language="en" fo:country="US" fo:font-weight="normal" text:rsid="0019f84e" style:font-size-asian="10.5pt" style:font-weight-asian="normal" style:font-size-complex="10.5pt" style:font-weight-complex="normal"/>
    </style:style>
    <style:style style:name="T51" style:family="text">
      <style:text-properties fo:color="#ff0000" fo:font-weight="bold" text:rsid="0018e35d" style:font-weight-asian="bold" style:font-weight-complex="bold"/>
    </style:style>
    <style:style style:name="T52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53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54" style:family="text">
      <style:text-properties style:use-window-font-color="true" style:font-name="FreeMono" fo:font-size="8pt" style:font-size-asian="8pt" style:font-name-complex="FreeMono" style:font-size-complex="8pt"/>
    </style:style>
    <style:style style:name="T55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text:rsid="001691e4"/>
    </style:style>
    <style:style style:name="T58" style:family="text">
      <style:text-properties fo:font-weight="normal"/>
    </style:style>
    <style:style style:name="T59" style:family="text">
      <style:text-properties fo:font-weight="normal" text:rsid="001691e4" style:font-weight-asian="normal" style:font-weight-complex="normal"/>
    </style:style>
    <style:style style:name="T60" style:family="text">
      <style:text-properties fo:font-weight="normal" text:rsid="001754f1" style:font-weight-asian="normal" style:font-weight-complex="normal"/>
    </style:style>
    <style:style style:name="T61" style:family="text">
      <style:text-properties fo:font-weight="normal" text:rsid="0018d0ca" style:font-weight-asian="normal" style:font-weight-complex="normal"/>
    </style:style>
    <style:style style:name="T62" style:family="text">
      <style:text-properties fo:font-weight="normal" text:rsid="001e23f8" style:font-weight-asian="normal" style:font-weight-complex="normal"/>
    </style:style>
    <style:style style:name="T63" style:family="text">
      <style:text-properties fo:font-weight="normal" text:rsid="00193bea" style:font-weight-asian="normal" style:font-weight-complex="normal"/>
    </style:style>
    <style:style style:name="T64" style:family="text">
      <style:text-properties fo:font-weight="normal" text:rsid="0019bb45" style:font-weight-asian="normal" style:font-weight-complex="normal"/>
    </style:style>
    <style:style style:name="T65" style:family="text">
      <style:text-properties fo:font-weight="normal" text:rsid="0019bde4" style:font-weight-asian="normal" style:font-weight-complex="normal"/>
    </style:style>
    <style:style style:name="T66" style:family="text">
      <style:text-properties fo:font-weight="normal" text:rsid="001691e4" style:font-weight-asian="normal" style:font-name-complex="FreeMono" style:font-weight-complex="normal"/>
    </style:style>
    <style:style style:name="T67" style:family="text">
      <style:text-properties fo:font-weight="normal" text:rsid="001e23f8" style:font-weight-asian="normal" style:font-name-complex="FreeMono" style:font-weight-complex="normal"/>
    </style:style>
    <style:style style:name="T68" style:family="text">
      <style:text-properties fo:font-weight="normal" text:rsid="0019bb45" style:font-size-asian="9.14999961853027pt" style:font-weight-asian="normal" style:font-weight-complex="normal"/>
    </style:style>
    <style:style style:name="T69" style:family="text">
      <style:text-properties fo:font-weight="normal" text:rsid="001e23f8" style:font-size-asian="9.14999961853027pt" style:font-weight-asian="normal" style:font-weight-complex="normal"/>
    </style:style>
    <style:style style:name="T70" style:family="text">
      <style:text-properties text:rsid="001754f1"/>
    </style:style>
    <style:style style:name="T71" style:family="text">
      <style:text-properties text:rsid="001e23f8"/>
    </style:style>
    <style:style style:name="T72" style:family="text">
      <style:text-properties style:font-name="FreeMono" fo:font-weight="normal" text:rsid="001691e4" style:font-weight-asian="normal" style:font-weight-complex="normal"/>
    </style:style>
    <style:style style:name="T73" style:family="text">
      <style:text-properties style:font-name="FreeMono" fo:font-weight="normal" text:rsid="001e23f8" style:font-weight-asian="normal" style:font-weight-complex="normal"/>
    </style:style>
    <style:style style:name="T74" style:family="text">
      <style:text-properties text:rsid="001ce3c8"/>
    </style:style>
    <style:style style:name="T75" style:family="text">
      <style:text-properties text:rsid="0018e35d"/>
    </style:style>
    <style:style style:name="T76" style:family="text">
      <style:text-properties text:rsid="0018e35d" style:font-weight-complex="bold"/>
    </style:style>
    <style:style style:name="T77" style:family="text">
      <style:text-properties style:font-name="FreeMono"/>
    </style:style>
    <style:style style:name="T78" style:family="text">
      <style:text-properties style:font-name="FreeMono" fo:font-weight="normal" text:rsid="001691e4" style:font-weight-asian="normal" style:font-name-complex="FreeMono" style:font-weight-complex="normal"/>
    </style:style>
    <style:style style:name="T79" style:family="text">
      <style:text-properties style:font-name="FreeMono" fo:font-size="10pt" style:font-size-asian="10pt" style:font-name-complex="FreeMono" style:font-size-complex="10pt"/>
    </style:style>
    <style:style style:name="T80" style:family="text">
      <style:text-properties style:font-name="FreeMono" fo:font-size="10pt" text:rsid="001b32db" style:font-size-asian="10pt" style:font-name-complex="FreeMono" style:font-size-complex="10pt"/>
    </style:style>
    <style:style style:name="T81" style:family="text">
      <style:text-properties style:font-name-complex="FreeMono"/>
    </style:style>
    <style:style style:name="T82" style:family="text">
      <style:text-properties text:rsid="001a302f" style:font-size-asian="9.14999961853027pt"/>
    </style:style>
    <style:style style:name="T83" style:family="text">
      <style:text-properties text:rsid="001e23f8" style:font-size-asian="9.14999961853027pt"/>
    </style:style>
    <style:style style:name="T84" style:family="text">
      <style:text-properties text:rsid="00193bea" style:font-size-asian="9.14999961853027pt"/>
    </style:style>
    <style:style style:name="T85" style:family="text">
      <style:text-properties text:rsid="0019bb45" style:font-size-asian="9.14999961853027pt"/>
    </style:style>
    <style:style style:name="T86" style:family="text">
      <style:text-properties text:rsid="001a3373" style:font-size-asian="9.14999961853027pt"/>
    </style:style>
    <style:style style:name="T87" style:family="text">
      <style:text-properties text:rsid="001ebc97" style:font-size-asian="9.14999961853027pt"/>
    </style:style>
    <style:style style:name="T88" style:family="text">
      <style:text-properties text:rsid="0019bb45"/>
    </style:style>
    <style:style style:name="T89" style:family="text">
      <style:text-properties text:rsid="00193bea"/>
    </style:style>
    <style:style style:name="T90" style:family="text">
      <style:text-properties fo:font-size="10.5pt"/>
    </style:style>
    <style:style style:name="T91" style:family="text">
      <style:text-properties fo:font-size="10.5pt" fo:font-weight="normal" text:rsid="0019bb45" style:font-size-asian="9.14999961853027pt" style:font-weight-asian="normal" style:font-size-complex="10.5pt" style:font-weight-complex="normal"/>
    </style:style>
    <style:style style:name="T92" style:family="text">
      <style:text-properties fo:font-size="10.5pt" fo:font-weight="normal" text:rsid="00193bea" style:font-size-asian="9.14999961853027pt" style:font-weight-asian="normal" style:font-size-complex="10.5pt" style:font-weight-complex="normal"/>
    </style:style>
    <style:style style:name="T93" style:family="text">
      <style:text-properties fo:language="en" fo:country="US" text:rsid="001c4851" style:font-size-asian="10.5pt"/>
    </style:style>
    <style:style style:name="T94" style:family="text">
      <style:text-properties fo:language="en" fo:country="US" text:rsid="001c6afc" style:font-size-asian="10.5pt"/>
    </style:style>
    <style:style style:name="T95" style:family="text">
      <style:text-properties fo:language="en" fo:country="US" fo:font-weight="normal" text:rsid="001c6afc" style:font-size-asian="10.5pt" style:font-weight-asian="normal" style:font-weight-complex="normal"/>
    </style:style>
    <style:style style:name="T96" style:family="text">
      <style:text-properties fo:language="en" fo:country="US" fo:font-weight="normal" text:rsid="001c4851" style:font-size-asian="10.5pt" style:font-weight-asian="normal" style:font-weight-complex="normal"/>
    </style:style>
    <style:style style:name="T97" style:family="text">
      <style:text-properties fo:language="en" fo:country="US" fo:font-weight="normal" text:rsid="0019bde4" style:font-size-asian="10.5pt" style:font-weight-asian="normal" style:font-weight-complex="normal"/>
    </style:style>
    <style:style style:name="T98" style:family="text">
      <style:text-properties fo:language="en" fo:country="US" fo:font-weight="normal" text:rsid="001c6afc" style:font-weight-asian="normal" style:font-weight-complex="normal"/>
    </style:style>
    <style:style style:name="T99" style:family="text">
      <style:text-properties fo:language="en" fo:country="US" text:rsid="001c6afc"/>
    </style:style>
    <style:style style:name="T100" style:family="text">
      <style:text-properties text:rsid="0019bde4"/>
    </style:style>
    <style:style style:name="T101" style:family="text">
      <style:text-properties style:font-size-asian="10.5pt"/>
    </style:style>
    <style:style style:name="T102" style:family="text">
      <style:text-properties style:font-weight-asian="normal"/>
    </style:style>
    <style:style style:name="T103" style:family="text">
      <style:text-properties style:font-size-complex="10.5pt"/>
    </style:style>
    <style:style style:name="T104" style:family="text">
      <style:text-properties style:font-weight-complex="normal"/>
    </style:style>
    <style:style style:name="T105" style:family="text">
      <style:text-properties text:rsid="0002329e"/>
    </style:style>
    <style:style style:name="T106" style:family="text">
      <style:text-properties text:rsid="0019f84e"/>
    </style:style>
    <style:style style:name="T107" style:family="text">
      <style:text-properties text:rsid="001e4d0e"/>
    </style:style>
    <style:style style:name="T108" style:family="text">
      <style:text-properties text:rsid="001ebc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!= </text:span></text:span><text:bookmark-start text:name="__DdeLink__41535_250290990"/><text:span text:style-name="Fuente_20_de_20_párrafo_20_predeter."><text:span text:style-name="T8">ⵁ</text:span></text:span><text:bookmark-end text:name="__DdeLink__41535_250290990"/><text:span text:style-name="Fuente_20_de_20_párrafo_20_predeter."><text:span text:style-name="T8"> </text:span></text:span><text:span text:style-name="Fuente_20_de_20_párrafo_20_predeter."><text:span text:style-name="T9">v</text:span></text:span></text:p>
      <text:p text:style-name="P58"><text:span text:style-name="Fuente_20_de_20_párrafo_20_predeter."><text:span text:style-name="T9"><text:tab/><text:tab/>Declaraciones.forward != <text:s/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52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7">DeclaracionesRec.codh = Declaracion.cod</text:span></text:span></text:p>
      <text:p text:style-name="P30"><text:span text:style-name="Fuente_20_de_20_párrafo_20_predeter."><text:span text:style-name="T17">DeclaracionesRec.dirh = Declaraciones.dirh + Declaracion.tam</text:span></text:span></text:p>
      <text:p text:style-name="P30"><text:span text:style-name="Fuente_20_de_20_párrafo_20_predeter."><text:span text:style-name="T17">DeclaracionesRec.etqh = Declaracion.etq</text:span></text:span></text:p>
      <text:p text:style-name="P30"><text:span text:style-name="Fuente_20_de_20_párrafo_20_predeter."><text:span text:style-name="T17">DeclaracionesRec.nh = </text:span></text:span><text:span text:style-name="Fuente_20_de_20_párrafo_20_predeter."><text:span text:style-name="T37">Declaracion.n</text:span></text:span></text:p>
      <text:p text:style-name="P31">DeclaracionesRec.tsh <text:s/>= inserta(Declaraciones.tsh,Declaracion.id,</text:p>
      <text:p text:style-name="P32"><text:soft-page-break/><text:tab/><text:tab/><text:tab/>Declaracion.props)</text:p>
      <text:p text:style-name="P33"><text:span text:style-name="Fuente_20_de_20_párrafo_20_predeter."><text:span text:style-name="T17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54"><text:span text:style-name="T45">DeclaracionesRec.forwardh = Declaracion.forward</text:span>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56"><text:span text:style-name="Fuente_20_de_20_párrafo_20_predeter."><text:span text:style-name="T1"><text:tab/></text:span></text:span><text:span text:style-name="Fuente_20_de_20_párrafo_20_predeter."><text:span text:style-name="T38">Declaraciones.forward <text:tab/>= DeclaracionesRec.forward</text:span></text:span></text:p>
      <text:p text:style-name="P11">}<text:bookmark-start text:name="__DdeLink__10602_375864274"/><text:tab/></text:p>
      <text:p text:style-name="P4"/>
      <text:p text:style-name="P38"><text:span text:style-name="T59"/></text:p>
      <text:p text:style-name="P36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31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37"><text:span text:style-name="T46"><text:tab/>DeclaracionesRec1.forwardh = DeclaracionesRec0.forwardh U</text:span></text:p>
      <text:p text:style-name="P45"><text:span text:style-name="T74"><text:tab/><text:tab/><text:tab/><text:tab/><text:tab/>Declaracion.forward </text:span><text:span text:style-name="T75">-</text:span><text:span text:style-name="T74"> </text:span></text:p>
      <text:p text:style-name="P45"><text:span text:style-name="T74"><text:tab/><text:tab/><text:tab/><text:tab/><text:tab/></text:span><text:span text:style-name="T71">si (Declaracion.props.t == proc) <text:tab/><text:tab/><text:tab/><text:tab/><text:tab/><text:tab/><text:tab/><text:tab/><text:tab/><text:tab/><text:tab/><text:tab/>{Declaracion.id}</text:span></text:p>
      <text:p text:style-name="P12"/>
      <text:p text:style-name="P11"><text:soft-page-break/>}</text:p>
      <text:p text:style-name="P11">Declaraciones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62"><text:span text:style-name="Fuente_20_de_20_párrafo_20_predeter."><text:span text:style-name="T39"><text:tab/>DeclaracionesRec0.forward = DeclaracionesRec1.forwar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6">DeclaracionesRec → </text:span></text:span><text:bookmark-start text:name="__DdeLink__7005_1948327631"/><text:span text:style-name="Fuente_20_de_20_párrafo_20_predeter."><text:span text:style-name="T6">λ</text:span></text:span><text:bookmark-end text:name="__DdeLink__7005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63"><text:span text:style-name="Fuente_20_de_20_párrafo_20_predeter."><text:span text:style-name="T39"><text:tab/>DeclaracionesRec.forward = DeclaracionesRec.forward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4"/>
      <text:p text:style-name="P3">Declaracion →</text:p>
      <text:p text:style-name="P65">{</text:p>
      <text:p text:style-name="P66"><text:tab/>DeclaracionTipo.tsh = Declaracion.tsh</text:p>
      <text:p text:style-name="P66"><text:tab/>DeclaracionTipo.nh = Declaracion.nh</text:p>
      <text:p text:style-name="P65">}</text:p>
      <text:p text:style-name="P65">DeclaracionTipo</text:p>
      <text:p text:style-name="P65">{</text:p>
      <text:p text:style-name="P66"><text:tab/>Declaracion.tam <text:s text:c="8"/>= 0</text:p>
      <text:p text:style-name="P66"><text:tab/>Declaracion.n <text:s text:c="10"/>= Declaracion.nh</text:p>
      <text:p text:style-name="P66"><text:tab/>Declaracion.cod <text:s text:c="8"/>= λ</text:p>
      <text:p text:style-name="P66"><text:tab/>Declaracion.etq <text:s text:c="8"/>= Declaracion.etqh</text:p>
      <text:p text:style-name="P66"><text:tab/>Declaracion.id = DeclaracionTipo.id</text:p>
      <text:p text:style-name="P64"><text:span text:style-name="Fuente_20_de_20_párrafo_20_predeter."><text:span text:style-name="T1"><text:tab/>Declaracion.props = DeclaracionTipo.props ++ &lt;&gt;</text:span></text:span></text:p>
      <text:p text:style-name="P64"><text:span text:style-name="Fuente_20_de_20_párrafo_20_predeter."><text:span text:style-name="T6"><text:tab/></text:span></text:span><text:span text:style-name="Fuente_20_de_20_párrafo_20_predeter."><text:span text:style-name="T1">Declaracion.error <text:s/>= DeclaracionTipo.error</text:span></text:span></text:p>
      <text:p text:style-name="P64"><text:span text:style-name="Fuente_20_de_20_párrafo_20_predeter."><text:span text:style-name="T1"><text:tab/>Declaracion.pend = DeclaracionTipo.pend</text:span></text:span></text:p>
      <text:p text:style-name="P64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65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3">Declaracion.forward = {}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6"><text:tab/></text:span></text:span></text:p>
      <text:p text:style-name="P3"/>
      <text:p text:style-name="P3"/>
      <text:p text:style-name="P38"><text:span text:style-name="T57">DeclaracionProcedimiento → </text:span></text:p>
      <text:p text:style-name="P38"><text:span text:style-name="T57"><text:tab/>procedure id </text:span></text:p>
      <text:p text:style-name="P38"><text:span text:style-name="T57"><text:tab/></text:span><text:span text:style-name="T75">{</text:span></text:p>
      <text:p text:style-name="P38"><text:span text:style-name="T59"><text:tab/><text:tab/>Fparametros.tsh = </text:span><text:span text:style-name="T60">creaTS(</text:span><text:span text:style-name="T59">DeclaracionProcedimiento.tsh</text:span><text:span text:style-name="T60">)</text:span></text:p>
      <text:p text:style-name="P38"><text:span text:style-name="T59"><text:tab/><text:tab/>Fparametros.nh </text:span><text:span text:style-name="T61">=</text:span><text:span text:style-name="T59"> DeclaracionProcedimiento.nh +1</text:span></text:p>
      <text:p text:style-name="P50"><text:span text:style-name="Fuente_20_de_20_párrafo_20_predeter."><text:span text:style-name="T43"><text:tab/><text:tab/></text:span></text:span><text:span text:style-name="Fuente_20_de_20_párrafo_20_predeter."><text:span text:style-name="T40">FParametros.dirh = DeclaracionProcedimiento.dirh</text:span></text:span></text:p>
      <text:p text:style-name="P38"><text:span text:style-name="T75"><text:tab/>}</text:span></text:p>
      <text:p text:style-name="P38"><text:span text:style-name="T57"><text:tab/>FParametros </text:span></text:p>
      <text:p text:style-name="P38"><text:span text:style-name="T57"><text:tab/></text:span><text:span text:style-name="T75">{</text:span></text:p>
      <text:p text:style-name="P38"><text:span text:style-name="T75"><text:tab/><text:tab/></text:span><text:span text:style-name="T61">DeclaracionProcFact.nh =</text:span><text:span text:style-name="T59"> DeclaracionProcedimiento.nh +1</text:span></text:p>
      <text:p text:style-name="P38"><text:span text:style-name="T59"><text:tab/><text:tab/></text:span><text:span text:style-name="T60">DeclaracionProcFact.tsh = FParametros.ts</text:span></text:p>
      <text:p text:style-name="P38"><text:span text:style-name="T59"><text:tab/><text:tab/>DeclaracionProcFact.idh = id.lex</text:span></text:p>
      <text:p text:style-name="P38"><text:span text:style-name="T59"><text:tab/><text:tab/></text:span><text:span text:style-name="T62">DeclaracionProcFact.paramsh = FParametros.parametros</text:span></text:p>
      <text:p text:style-name="P43"><text:span text:style-name="T63"><text:tab/><text:tab/>DeclaracionProcFact.</text:span><text:span text:style-name="T64">errorh = FParametros.error</text:span></text:p>
      <text:p text:style-name="P50"><text:span text:style-name="Fuente_20_de_20_párrafo_20_predeter."><text:span text:style-name="T43"><text:tab/><text:tab/></text:span></text:span><text:span text:style-name="Fuente_20_de_20_párrafo_20_predeter."><text:span text:style-name="T40">DeclaracionProcFact.dirh = FParametros.dir<text:tab/></text:span></text:span></text:p>
      <text:p text:style-name="P44"><text:span text:style-name="Fuente_20_de_20_párrafo_20_predeter."><text:span text:style-name="T93"><text:tab/><text:tab/></text:span></text:span><text:span text:style-name="Fuente_20_de_20_párrafo_20_predeter."><text:span text:style-name="T95">DeclaracionProcFact.etq = DeclaracionProcedimiento.etqh</text:span></text:span></text:p>
      <text:p text:style-name="P38"><text:span text:style-name="T75"><text:tab/>}</text:span></text:p>
      <text:p text:style-name="P38"><text:span text:style-name="T57"><text:tab/>DeclaracionProcFact</text:span></text:p>
      <text:p text:style-name="P38"><text:span text:style-name="T75"><text:tab/>{</text:span></text:p>
      <text:p text:style-name="P38"><text:span text:style-name="T57"><text:tab/><text:tab/></text:span><text:span text:style-name="T59">DeclaracionProcedimiento.id=</text:span><text:bookmark-start text:name="__DdeLink__14723_250290990"/><text:bookmark-start text:name="__DdeLink__14722_250290990"/><text:span text:style-name="T59"> id.lex</text:span><text:bookmark-end text:name="__DdeLink__14723_250290990"/><text:bookmark-end text:name="__DdeLink__14722_250290990"/></text:p>
      <text:p text:style-name="P38"><text:span text:style-name="T59"><text:tab/><text:tab/>DeclaracionProcedimiento.props<text:tab/>= DeclaracionProcFact.props</text:span></text:p>
      <text:p text:style-name="P43"><text:span text:style-name="T64"><text:tab/><text:tab/>DeclaracionProcedimiento.pend = DeclaracionProcFact.pend</text:span></text:p>
      <text:p text:style-name="P43"><text:span text:style-name="T64"><text:tab/><text:tab/>DeclaracionProcedimiento.error = DeclaracionProcFact.error</text:span></text:p>
      <text:p text:style-name="P44"><text:span text:style-name="T64"><text:tab/><text:tab/></text:span><text:span text:style-name="T62">DeclaracionProcedimiento.forward = DeclaracionProcFact.forward</text:span></text:p>
      <text:p text:style-name="P50"><text:span text:style-name="Fuente_20_de_20_párrafo_20_predeter."><text:span text:style-name="T40"><text:tab/><text:tab/>DeclaracionProcedimiento.n = DeclaracionProcFact.n</text:span></text:span></text:p>
      <text:p text:style-name="P50"><text:span text:style-name="Fuente_20_de_20_párrafo_20_predeter."><text:span text:style-name="T40"><text:tab/><text:tab/>Declaracion</text:span></text:span><text:span text:style-name="Fuente_20_de_20_párrafo_20_predeter."><text:span text:style-name="T41">Procedimiento.dir = DeclaracionProcFact.dir</text:span></text:span></text:p>
      <text:p text:style-name="P44"><text:span text:style-name="Fuente_20_de_20_párrafo_20_predeter."><text:span text:style-name="T96"><text:tab/><text:tab/>DeclaracionProc</text:span></text:span><text:span text:style-name="Fuente_20_de_20_párrafo_20_predeter."><text:span text:style-name="T95">edimiento.etq = </text:span></text:span><text:span text:style-name="Fuente_20_de_20_párrafo_20_predeter."><text:span text:style-name="T94"><text:tab/></text:span></text:span><text:span text:style-name="Fuente_20_de_20_párrafo_20_predeter."><text:span text:style-name="T95">DeclaracionProcFact.etq</text:span></text:span><text:span text:style-name="Fuente_20_de_20_párrafo_20_predeter."><text:span text:style-name="T96"><text:tab/></text:span></text:span></text:p>
      <text:p text:style-name="P44"><text:span text:style-name="Fuente_20_de_20_párrafo_20_predeter."><text:span text:style-name="T96"><text:tab/><text:tab/></text:span></text:span><text:span text:style-name="Fuente_20_de_20_párrafo_20_predeter.">D</text:span><text:span text:style-name="Fuente_20_de_20_párrafo_20_predeter."><text:span text:style-name="T97">eclaracionProcedimiento.cod = DeclaracionProcF</text:span></text:span><text:span text:style-name="Fuente_20_de_20_párrafo_20_predeter."><text:span text:style-name="T97">act.cod</text:span></text:span><text:span text:style-name="T62"><text:tab/></text:span></text:p>
      <text:p text:style-name="P38"><text:span text:style-name="T57"><text:tab/></text:span><text:span text:style-name="T75">}</text:span></text:p>
      <text:p text:style-name="P38"><text:span text:style-name="T57"><text:tab/></text:span></text:p>
      <text:p text:style-name="P38"><text:span text:style-name="T57"/></text:p>
      <text:p text:style-name="P38"><text:span text:style-name="T57">DeclaracionProcFact →</text:span></text:p>
      <text:p text:style-name="P38"><text:span text:style-name="T57"><text:tab/></text:span><text:span text:style-name="T75">{</text:span></text:p>
      <text:p text:style-name="P38"><text:span text:style-name="T70"><text:tab/><text:tab/></text:span><text:span text:style-name="T60">Bloque.tsh = inserta(DeclaracionProcFact.tsh, <text:tab/><text:tab/><text:tab/><text:tab/><text:tab/><text:tab/><text:tab/>DeclaracionProcFact.idh, DeclaracionProcFact.propsh</text:span><text:span text:style-name="T65">+<text:tab/><text:tab/><text:tab/><text:tab/><text:tab/><text:tab/><text:tab/><text:tab/>+&lt;inicio:Bloque.inicio&gt;</text:span><text:span text:style-name="T60">;</text:span></text:p>
      <text:p text:style-name="P38"><text:span text:style-name="T60"><text:tab/><text:tab/></text:span><text:span text:style-name="T61">Bloque.nh = DeclaracionProcFact.nh</text:span></text:p>
      <text:p text:style-name="P50"><text:span text:style-name="Fuente_20_de_20_párrafo_20_predeter."><text:span text:style-name="T43"><text:tab/><text:tab/></text:span></text:span><text:span text:style-name="Fuente_20_de_20_párrafo_20_predeter."><text:span text:style-name="T40">Bloque.dirh = DeclaracionProcFact.dirh</text:span></text:span></text:p>
      <text:p text:style-name="P50"><text:span text:style-name="Fuente_20_de_20_párrafo_20_predeter."><text:span text:style-name="T40"><text:tab/><text:tab/></text:span></text:span><text:span text:style-name="Fuente_20_de_20_párrafo_20_predeter."><text:span text:style-name="T41">Bloque.etqh = </text:span></text:span><text:span text:style-name="Fuente_20_de_20_párrafo_20_predeter."><text:span text:style-name="T44"><text:tab/></text:span></text:span><text:span text:style-name="Fuente_20_de_20_párrafo_20_predeter."><text:span text:style-name="T41">DeclaracionProcFact.etqh</text:span></text:span></text:p>
      <text:p text:style-name="P38"><text:span text:style-name="T75"><text:tab/>}</text:span></text:p>
      <text:p text:style-name="P38"><text:span text:style-name="T57"><text:tab/>Bloque</text:span></text:p>
      <text:p text:style-name="P38"><text:span text:style-name="T61"><text:tab/></text:span><text:span text:style-name="T76">{</text:span></text:p>
      <text:p text:style-name="P38"><text:bookmark-start text:name="__DdeLink__17533_250290990"/><text:span text:style-name="T61"><text:tab/><text:tab/></text:span><text:span text:style-name="T62">DeclaracionProcFact.props =</text:span></text:p>
      <text:p text:style-name="P39"><text:tab/><text:tab/>&lt;clase:proc, tipo: &lt;t:proc, params: <text:span text:style-name="T71">DeclaracionProcFact</text:span>.param<text:span text:style-name="T71">sh</text:span>&gt;, <text:soft-page-break/><text:tab/><text:tab/><text:tab/><text:span text:style-name="T100">&lt;inicio: Bloque.inicio&gt;</text:span>,</text:p>
      <text:p text:style-name="P38"><text:span text:style-name="T72"><text:tab/><text:tab/>nivel: </text:span><text:span text:style-name="T73">DeclaracionProcFact.nh</text:span><text:span text:style-name="T59">&gt;</text:span></text:p>
      <text:p text:style-name="P46"><text:span text:style-name="T88"/></text:p>
      <text:p text:style-name="P46"><text:span text:style-name="T88"><text:tab/><text:tab/>DeclaracionProcFact.error = </text:span><text:span text:style-name="T89">DeclaracionProcFact.</text:span><text:span text:style-name="T88">errorh v Bloque.error v(existeID(</text:span><text:span text:style-name="T84">DeclaracionProcFact.</text:span><text:span text:style-name="T85">ts</text:span><text:span text:style-name="T82">h</text:span><text:span text:style-name="T85">,</text:span><text:span text:style-name="T84">DeclaracionProcFact.</text:span><text:span text:style-name="T82">idh) <text:tab/><text:tab/><text:tab/><text:tab/>^ <text:s/></text:span><text:bookmark-start text:name="__DdeLink__17514_250290990"/><text:span text:style-name="T84">DeclaracionProcFact.</text:span><text:span text:style-name="T82">tsh[</text:span><text:span text:style-name="T84">DeclaracionProcFact.</text:span><text:span text:style-name="T82">idh]</text:span><text:bookmark-end text:name="__DdeLink__17514_250290990"/><text:span text:style-name="T82">.nivel==</text:span></text:p>
      <text:p text:style-name="P46"><text:span text:style-name="T82"><text:tab/><text:tab/><text:tab/><text:tab/><text:tab/><text:tab/><text:tab/><text:tab/> </text:span><text:span text:style-name="T84">DeclaracionProcFact.</text:span><text:span text:style-name="T82">nh) ^</text:span></text:p>
      <text:p text:style-name="P46"><text:span text:style-name="T82"><text:tab/><text:tab/><text:tab/></text:span><text:span text:style-name="T84">DeclaracionProcFact.</text:span><text:span text:style-name="T82">tsh[</text:span><text:span text:style-name="T84">DeclaracionProcFact.</text:span><text:span text:style-name="T82">idh].</text:span><text:span text:style-name="T87">clase</text:span><text:span text:style-name="T86"> != <text:tab/><text:tab/><text:tab/><text:tab/><text:tab/><text:tab/><text:tab/><text:tab/><text:tab/><text:tab/><text:tab/><text:tab/>forward)</text:span></text:p>
      <text:p text:style-name="P46"><text:span text:style-name="T82"><text:tab/><text:tab/></text:span><text:bookmark-start text:name="__DdeLink__14739_250290990"/><text:span text:style-name="T84">DeclaracionProcFact</text:span><text:bookmark-end text:name="__DdeLink__14739_250290990"/><text:span text:style-name="T84">.</text:span><text:span text:style-name="T82">pend = Bloque.pend</text:span></text:p>
      <text:p text:style-name="P51"><text:tab/><text:tab/>DeclaracionProcFact.forward = {}</text:p>
      <text:p text:style-name="P50"><text:span text:style-name="Fuente_20_de_20_párrafo_20_predeter."><text:span text:style-name="T40"><text:tab/><text:tab/>DeclaracionProcFact.n = Bloque.n</text:span></text:span></text:p>
      <text:p text:style-name="P50"><text:span text:style-name="Fuente_20_de_20_párrafo_20_predeter."><text:span text:style-name="T40"><text:tab/><text:tab/></text:span></text:span><text:span text:style-name="Fuente_20_de_20_párrafo_20_predeter."><text:span text:style-name="T41">DeclaracionProcFact.cod = Bloque.cod</text:span></text:span></text:p>
      <text:p text:style-name="P47"><text:span text:style-name="Fuente_20_de_20_párrafo_20_predeter."><text:span text:style-name="T99"><text:tab/><text:tab/>DeclaracionProcFact.etq = Bloque.etq</text:span></text:span></text:p>
      <text:p text:style-name="P38"><text:bookmark-end text:name="__DdeLink__17533_250290990"/><text:span text:style-name="T59"><text:tab/></text:span><text:span text:style-name="T76">}</text:span></text:p>
      <text:p text:style-name="P38"><text:span text:style-name="T57">DeclaracionProcFact → Forward</text:span></text:p>
      <text:p text:style-name="P38"><text:span text:style-name="T57"><text:tab/></text:span><text:span text:style-name="T75">{</text:span></text:p>
      <text:p text:style-name="P38"><text:span text:style-name="T61"><text:tab/><text:tab/></text:span><text:span text:style-name="T62">DeclaracionProcFact.props =</text:span></text:p>
      <text:p text:style-name="P39"><text:tab/><text:tab/><text:tab/><text:bookmark-start text:name="__DdeLink__41548_250290990"/>&lt;clase:<text:span text:style-name="T71">forward</text:span>, tipo: &lt;t:<text:span text:style-name="T108">proc</text:span>, params: <text:tab/><text:tab/><text:tab/><text:tab/><text:tab/><text:tab/><text:tab/><text:span text:style-name="T71">DeclaracionProcFact</text:span>.param<text:span text:style-name="T71">sh</text:span>&gt;,<text:span text:style-name="Fuente_20_de_20_párrafo_20_predeter."><text:span text:style-name="T66">nivel: </text:span></text:span><text:span text:style-name="Fuente_20_de_20_párrafo_20_predeter."><text:span text:style-name="T67">DeclaracionProcFact.nh</text:span></text:span><text:span text:style-name="Fuente_20_de_20_párrafo_20_predeter."><text:span text:style-name="T78">&gt;</text:span></text:span><text:bookmark-end text:name="__DdeLink__41548_250290990"/></text:p>
      <text:p text:style-name="P49"><text:span text:style-name="T92"><text:tab/><text:tab/>DeclaracionProcFact.error = </text:span></text:p>
      <text:p text:style-name="P49"><text:span text:style-name="T92"><text:tab/><text:tab/><text:tab/></text:span><text:span text:style-name="T91">DeclaracionProcFact.errorh v</text:span></text:p>
      <text:p text:style-name="P49"><text:span text:style-name="T91"><text:tab/><text:tab/><text:tab/>(existeID(</text:span><text:span text:style-name="T92">DeclaracionProcFact.</text:span><text:span text:style-name="T91">tsh,id.lex) ^</text:span></text:p>
      <text:p text:style-name="P49"><text:span text:style-name="T91"><text:tab/><text:tab/><text:tab/> </text:span><text:span text:style-name="T92">DeclaracionProcFact.</text:span><text:span text:style-name="T91">tsh[</text:span><text:span text:style-name="T92">DeclaracionProcFact.</text:span><text:span text:style-name="T91">idh].nivel ==</text:span></text:p>
      <text:p text:style-name="P49"><text:span text:style-name="T91"><text:tab/><text:tab/><text:tab/> <text:s/><text:tab/><text:tab/><text:tab/><text:tab/><text:tab/></text:span><text:span text:style-name="T92">DeclaracionProcFact.</text:span><text:span text:style-name="T91">nh + 1)</text:span></text:p>
      <text:p text:style-name="P49"><text:span text:style-name="T91"><text:tab/><text:tab/>DeclaracionProcFact.pend = {}</text:span></text:p>
      <text:p text:style-name="P41"><text:span text:style-name="Fuente_20_de_20_párrafo_20_predeter."><text:span text:style-name="T68"><text:tab/><text:tab/></text:span></text:span><text:span text:style-name="Fuente_20_de_20_párrafo_20_predeter."><text:span text:style-name="T69">DeclaracionProcFact.forward = {DeclaracionProcFact.idh}</text:span></text:span></text:p>
      <text:p text:style-name="P50"><text:span text:style-name="Fuente_20_de_20_párrafo_20_predeter."><text:span text:style-name="T42"><text:tab/></text:span></text:span><text:bookmark-start text:name="__DdeLink__17523_250290990"/><text:span text:style-name="Fuente_20_de_20_párrafo_20_predeter."><text:span text:style-name="T42"><text:tab/></text:span></text:span><text:span text:style-name="Fuente_20_de_20_párrafo_20_predeter."><text:span text:style-name="T41">DeclaracionProcFact</text:span></text:span><text:bookmark-end text:name="__DdeLink__17523_250290990"/><text:span text:style-name="Fuente_20_de_20_párrafo_20_predeter."><text:span text:style-name="T41">.n = </text:span></text:span><text:span text:style-name="Fuente_20_de_20_párrafo_20_predeter."><text:span text:style-name="T44"><text:tab/></text:span></text:span><text:span text:style-name="Fuente_20_de_20_párrafo_20_predeter."><text:span text:style-name="T41">DeclaracionProcFact.nh</text:span></text:span></text:p>
      <text:p text:style-name="P50"><text:span text:style-name="Fuente_20_de_20_párrafo_20_predeter."><text:span text:style-name="T44"><text:tab/><text:tab/></text:span></text:span><text:span text:style-name="Fuente_20_de_20_párrafo_20_predeter."><text:span text:style-name="T41">DeclaracionProcFact.cod = {}</text:span></text:span></text:p>
      <text:p text:style-name="P42"><text:span text:style-name="Fuente_20_de_20_párrafo_20_predeter."><text:span text:style-name="T99"><text:tab/><text:tab/></text:span></text:span><text:span text:style-name="Fuente_20_de_20_párrafo_20_predeter."><text:span text:style-name="T98">DeclaracionProcFact.etq = </text:span></text:span><text:span text:style-name="Fuente_20_de_20_párrafo_20_predeter."><text:span text:style-name="T99"><text:tab/></text:span></text:span><text:span text:style-name="Fuente_20_de_20_párrafo_20_predeter."><text:span text:style-name="T98">DeclaracionProcFact.etqh</text:span></text:span></text:p>
      <text:p text:style-name="P9"><text:tab/><text:span text:style-name="T51">}</text:span></text:p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<text:soft-page-break/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6">DeclaracionProcedimiento → procedure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10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Bloque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10">٨</text:span></text:span></text:p>
      <text:p text:style-name="P17"><text:span text:style-name="Fuente_20_de_20_párrafo_20_predeter."><text:span text:style-name="T10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10"><text:tab/>DeclaracionProcedimiento.pend = Bloque.pend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7"><text:span text:style-name="Fuente_20_de_20_párrafo_20_predeter."><text:span text:style-name="T10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10">,</text:span></text:span></text:p>
      <text:p text:style-name="P17"><text:span text:style-name="Fuente_20_de_20_párrafo_20_predeter."><text:span text:style-name="T10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Declaraciones &amp;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6">}</text:span></text:span></text:p>
      <text:p text:style-name="P17"><text:soft-page-break/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Bloque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truccione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F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FParametros.error = false</text:span></text:span></text:p>
      <text:p text:style-name="P17"><text:soft-page-break/><text:span text:style-name="Fuente_20_de_20_párrafo_20_predeter."><text:span text:style-name="T5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LF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nh = LFParametros.nh</text:span></text:span></text:p>
      <text:p text:style-name="P17"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2">LFParametrosRec.errorh = Fparametro.error v <text:tab/><text:tab/><text:tab/><text:tab/><text:tab/><text:tab/><text:tab/><text:tab/><text:tab/></text:span></text:span><text:span text:style-name="Fuente_20_de_20_párrafo_20_predeter."><text:span text:style-name="T53">existeID(LFParametros.tsh,FParametro.id) <text:s/>٨ </text:span></text:span><text:span text:style-name="Fuente_20_de_20_párrafo_20_predeter."><text:span text:style-name="T53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53"><text:tab/>LFParametros.error = LFParametrosRec.error</text:span></text:span></text:p>
      <text:p text:style-name="P17"><text:span text:style-name="Fuente_20_de_20_párrafo_20_predeter."><text:span text:style-name="T10"><text:tab/>LFParametros.dir = LFParametrosRec.dir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6">LFParametrosRec → ','</text:span></text:span></text:p>
      <text:p text:style-name="P17"><text:span text:style-name="Fuente_20_de_20_párrafo_20_predeter."><text:span text:style-name="T6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FParametr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10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F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31"><text:tab/></text:span></text:span><text:span text:style-name="Fuente_20_de_20_párrafo_20_predeter."><text:span text:style-name="T52">LFParametrosRec0.dir = LFParametrosRec1.dir</text:span></text:span></text:p>
      <text:p text:style-name="P17"><text:span text:style-name="Fuente_20_de_20_párrafo_20_predeter."><text:span text:style-name="T6">}</text:span></text:span></text:p>
      <text:p text:style-name="P9"><text:soft-page-break/></text:p>
      <text:p text:style-name="Standard"><text:span text:style-name="Fuente_20_de_20_párrafo_20_predeter."><text:span text:style-name="T6">LFParametrosRec → </text:span></text:span><text:bookmark-start text:name="__DdeLink__7009_1948327631"/><text:span text:style-name="Fuente_20_de_20_párrafo_20_predeter."><text:span text:style-name="T6">λ</text:span></text:span><text:bookmark-end text:name="__DdeLink__7009_1948327631"/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Standard"><text:span text:style-name="Fuente_20_de_20_párrafo_20_predeter."><text:span text:style-name="T6">FParametro → var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9"/>
      <text:p text:style-name="Standard"><text:span text:style-name="Fuente_20_de_20_párrafo_20_predeter."><text:span text:style-name="T6">FParametro → Tipo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6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6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text:span text:style-name="Fuente_20_de_20_párrafo_20_predeter."><text:span text:style-name="T6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/>
      <text:p text:style-name="P3"><text:soft-page-break/></text:p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7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8">ⵁ</text:span></text:span></text:p>
      <text:p text:style-name="P17"><text:span text:style-name="Fuente_20_de_20_párrafo_20_predeter."><text:span text:style-name="T11">}</text:span></text:span></text:p>
      <text:p text:style-name="P5"/>
      <text:p text:style-name="P6">Tipo → array [num] of Tipo</text:p>
      <text:p text:style-name="P14">{</text:p>
      <text:p text:style-name="P17"><text:span text:style-name="Fuente_20_de_20_párrafo_20_predeter."><text:span text:style-name="T14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1</text:span></text:span><text:span text:style-name="Fuente_20_de_20_párrafo_20_predeter."><text:span text:style-name="T1">.tsh = Tipo</text:span></text:span><text:span text:style-name="Fuente_20_de_20_párrafo_20_predeter."><text:span text:style-name="T23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23">1</text:span></text:span><text:span text:style-name="Fuente_20_de_20_párrafo_20_predeter."><text:span text:style-name="T1">.error v ¬existeRef (Tipo</text:span></text:span><text:span text:style-name="Fuente_20_de_20_párrafo_20_predeter."><text:span text:style-name="T23">o</text:span></text:span><text:span text:style-name="Fuente_20_de_20_párrafo_20_predeter."><text:span text:style-name="T1">.tsh , Tipo</text:span></text:span><text:span text:style-name="Fuente_20_de_20_párrafo_20_predeter."><text:span text:style-name="T23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pend = Tipo</text:span></text:span><text:span text:style-name="Fuente_20_de_20_párrafo_20_predeter."><text:span text:style-name="T23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23">1</text:span></text:span><text:span text:style-name="Fuente_20_de_20_párrafo_20_predeter."><text:span text:style-name="T1">.tsh = Tipo</text:span></text:span><text:span text:style-name="Fuente_20_de_20_párrafo_20_predeter."><text:span text:style-name="T23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Tipo</text:span></text:span><text:span text:style-name="Fuente_20_de_20_párrafo_20_predeter."><text:span text:style-name="T23">o</text:span></text:span><text:span text:style-name="Fuente_20_de_20_párrafo_20_predeter."><text:span text:style-name="T1">.error = Tipo</text:span></text:span><text:span text:style-name="Fuente_20_de_20_párrafo_20_predeter."><text:span text:style-name="T23">1</text:span></text:span><text:span text:style-name="Fuente_20_de_20_párrafo_20_predeter."><text:span text:style-name="T1">.error</text:span></text:span></text:p>
      <text:p text:style-name="P17"><text:soft-page-break/><text:span text:style-name="Fuente_20_de_20_párrafo_20_predeter."><text:span text:style-name="T1"><text:tab/>Tipo</text:span></text:span><text:span text:style-name="Fuente_20_de_20_párrafo_20_predeter."><text:span text:style-name="T23">o</text:span></text:span><text:span text:style-name="Fuente_20_de_20_párrafo_20_predeter."><text:span text:style-name="T1">.pend = Tipo</text:span></text:span><text:span text:style-name="Fuente_20_de_20_párrafo_20_predeter."><text:span text:style-name="T23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5">Campos →</text:span></text:span></text:p>
      <text:p text:style-name="P17"><text:span text:style-name="Fuente_20_de_20_párrafo_20_predeter."><text:span text:style-name="T12">{</text:span></text:span></text:p>
      <text:p text:style-name="P17"><text:span text:style-name="Fuente_20_de_20_párrafo_20_predeter."><text:span text:style-name="T14"><text:tab/>Campo.desh = 0</text:span></text:span></text:p>
      <text:p text:style-name="P17"><text:span text:style-name="Fuente_20_de_20_párrafo_20_predeter."><text:span text:style-name="T14"><text:tab/>Campo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5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P9"/>
      <text:p text:style-name="Standard"><text:span text:style-name="Fuente_20_de_20_párrafo_20_predeter."><text:span text:style-name="T5">CamposRec → ';'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Campo.desh=CamposRec0.desh</text:span></text:span></text:p>
      <text:p text:style-name="P17"><text:span text:style-name="Fuente_20_de_20_párrafo_20_predeter."><text:span text:style-name="T14"><text:tab/>Campo.tsh = CamposRec0.tsh</text:span></text:span></text:p>
      <text:p text:style-name="P17"><text:span text:style-name="Fuente_20_de_20_párrafo_20_predeter."><text:span text:style-name="T12">}</text:span></text:span></text:p>
      <text:p text:style-name="P17"><text:span text:style-name="Fuente_20_de_20_párrafo_20_predeter."><text:span text:style-name="T12">Campo</text:span></text:span></text:p>
      <text:p text:style-name="P17"><text:span text:style-name="Fuente_20_de_20_párrafo_20_predeter."><text:span text:style-name="T12">{</text:span></text:span></text:p>
      <text:p text:style-name="P17"><text:span text:style-name="Fuente_20_de_20_párrafo_20_predeter."><text:span text:style-name="T12"><text:tab/></text:span></text:span><text:span text:style-name="Fuente_20_de_20_párrafo_20_predeter."><text:span text:style-name="T14">CamposRec1.tsh = CamposRec0.tsh</text:span></text:span></text:p>
      <text:p text:style-name="P17"><text:span text:style-name="Fuente_20_de_20_párrafo_20_predeter."><text:span text:style-name="T14"><text:tab/>CamposRec1.camposh = CamposRec0.camposh ++ Campo.campo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oft-page-break/><text:span text:style-name="Fuente_20_de_20_párrafo_20_predeter."><text:span text:style-name="T5">}</text:span></text:span></text:p>
      <text:p text:style-name="P17"><text:span text:style-name="Fuente_20_de_20_párrafo_20_predeter."><text:span text:style-name="T5">CamposRec</text:span></text:span></text:p>
      <text:p text:style-name="P17"><text:span text:style-name="Fuente_20_de_20_párrafo_20_predeter."><text:span text:style-name="T5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5">}</text:span></text:span></text:p>
      <text:p text:style-name="Standard"><text:span text:style-name="Fuente_20_de_20_párrafo_20_predeter."><text:span text:style-name="T5"><text:tab/></text:span></text:span></text:p>
      <text:p text:style-name="P9"/>
      <text:p text:style-name="Standard"><text:span text:style-name="Fuente_20_de_20_párrafo_20_predeter."><text:span text:style-name="T5">CamposRec → </text:span></text:span><text:span text:style-name="Fuente_20_de_20_párrafo_20_predeter."><text:span text:style-name="T6">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6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6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56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soft-page-break/><text:tab/></text:p>
      <text:p text:style-name="P3">InstruccionesRec → ;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6">Instrucció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InsProcedimiento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6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<text:soft-page-break/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oft-page-break/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6">InsProcedimiento → id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AParametros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<text:tab/><text:tab/><text:tab/><text:tab/><text:tab/><text:tab/><text:tab/><text:tab/>Aparametros.error</text:span></text:span></text:p>
      <text:p text:style-name="P57"><text:span text:style-name="Fuente_20_de_20_párrafo_20_predeter."><text:span text:style-name="T1"/></text:span></text:p>
      <text:p text:style-name="P57"><text:span text:style-name="Fuente_20_de_20_párrafo_20_predeter."><text:span text:style-name="T31"><text:tab/>InsProcedimiento.cod <text:s text:c="3"/>= </text:span></text:span></text:p>
      <text:p text:style-name="P57"><text:span text:style-name="Fuente_20_de_20_párrafo_20_predeter."><text:span text:style-name="T32"><text:tab/><text:tab/>si (InsProcedimiento.tsh[id.lex].</text:span></text:span><text:span text:style-name="Fuente_20_de_20_párrafo_20_predeter."><text:span text:style-name="T33">clase</text:span></text:span><text:span text:style-name="Fuente_20_de_20_párrafo_20_predeter."><text:span text:style-name="T32">==forward)</text:span></text:span></text:p>
      <text:p text:style-name="P57"><text:span text:style-name="Fuente_20_de_20_párrafo_20_predeter."><text:span text:style-name="T32"><text:tab/><text:tab/><text:tab/>apila-ret(InsProcedimiento.etq) ||</text:span></text:span></text:p>
      <text:p text:style-name="P57"><text:span text:style-name="Fuente_20_de_20_párrafo_20_predeter."><text:span text:style-name="T32"><text:tab/><text:tab/><text:tab/>Aparametros.cod<text:tab/><text:tab/><text:tab/><text:tab/>||</text:span></text:span></text:p>
      <text:p text:style-name="P57"><text:span text:style-name="Fuente_20_de_20_párrafo_20_predeter."><text:span text:style-name="T32"><text:tab/><text:tab/><text:tab/>nop(id.lex)</text:span></text:span></text:p>
      <text:p text:style-name="P57"><text:soft-page-break/><text:span text:style-name="Fuente_20_de_20_párrafo_20_predeter."><text:span text:style-name="T32"><text:tab/><text:tab/>sino</text:span></text:span></text:p>
      <text:p text:style-name="P17"><text:span text:style-name="Fuente_20_de_20_párrafo_20_predeter."><text:span text:style-name="T31"><text:tab/><text:tab/> <text:s text:c="3"/>apila-ret(InsProcedimiento.etq) <text:s text:c="8"/>||</text:span></text:span></text:p>
      <text:p text:style-name="P17"><text:span text:style-name="Fuente_20_de_20_párrafo_20_predeter."><text:span text:style-name="T31"><text:tab/><text:tab/> <text:s text:c="3"/>AParametros.cod <text:s text:c="24"/>||</text:span></text:span></text:p>
      <text:p text:style-name="P17"><text:span text:style-name="Fuente_20_de_20_párrafo_20_predeter."><text:span text:style-name="T31"><text:tab/><text:tab/> <text:s text:c="3"/>ir-a(InsProcedimiento.tsh[iden.lex].inicio)</text:span></text:span></text:p>
      <text:p text:style-name="P17"><text:span text:style-name="Fuente_20_de_20_párrafo_20_predeter."><text:span text:style-name="T31"><text:tab/>InsProcedimiento.etq <text:s text:c="3"/>= AParametros.etq + 1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6">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(LAParametros)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6">AParametros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6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6">LAParametros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10"><text:tab/>Expresion.parh = <text:s/>LAParametros.fparametrosh[LAParametros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LAParametrosRec.nparametrosh = 1</text:span></text:span></text:p>
      <text:p text:style-name="P17"><text:span text:style-name="Fuente_20_de_20_párrafo_20_predeter."><text:span text:style-name="T10"><text:tab/>LAParametrosRec.tsh = LAParametros.tsh</text:span></text:span></text:p>
      <text:p text:style-name="P17"><text:span text:style-name="Fuente_20_de_20_párrafo_20_predeter."><text:span text:style-name="T10"><text:tab/>LAParametrosRec.fparametrosh = LAParametros.fparametrosh</text:span></text:span></text:p>
      <text:p text:style-name="P17"><text:span text:style-name="Fuente_20_de_20_párrafo_20_predeter."><text:span text:style-name="T10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10">٨</text:span></text:span><text:bookmark-end text:name="__DdeLink__14735_1844718597"/><text:span text:style-name="Fuente_20_de_20_párrafo_20_predeter."><text:span text:style-name="T10"> <text:tab/>Expresion.modo = val</text:span></text:span></text:p>
      <text:p text:style-name="P17"><text:span text:style-name="Fuente_20_de_20_párrafo_20_predeter."><text:span text:style-name="T10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oft-page-break/><text:span text:style-name="Fuente_20_de_20_párrafo_20_predeter."><text:span text:style-name="T10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10"><text:tab/>LAParametros.etq = LAParametrosRec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6">LAParametrosRec → ','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7">LAParametrosRec1.nparametrosh = LAParametrosRec0.nparametrosh + 1</text:span></text:span></text:p>
      <text:p text:style-name="P17"><text:span text:style-name="Fuente_20_de_20_párrafo_20_predeter."><text:span text:style-name="T17"><text:tab/>LAParametrosRec1.tsh = LAParametrosRec0.tsh</text:span></text:span></text:p>
      <text:p text:style-name="P17"><text:span text:style-name="Fuente_20_de_20_párrafo_20_predeter."><text:span text:style-name="T17"><text:tab/>LAParametrosRec1.fparametrosh = LAParametrosRec0.fparametrosh</text:span></text:span></text:p>
      <text:p text:style-name="P17"><text:span text:style-name="Fuente_20_de_20_párrafo_20_predeter."><text:span text:style-name="T17"><text:tab/>LAParametrosRec1.errorh =</text:span></text:span></text:p>
      <text:p text:style-name="P17"><text:span text:style-name="Fuente_20_de_20_párrafo_20_predeter."><text:span text:style-name="T17"><text:tab/><text:tab/></text:span></text:span><text:span text:style-name="Fuente_20_de_20_párrafo_20_predeter."><text:span text:style-name="T54">LAParametrosRec0.errorh </text:span></text:span><text:span text:style-name="Fuente_20_de_20_párrafo_20_predeter."><text:span text:style-name="T17">v <text:s/>Expresion.error v</text:span></text:span></text:p>
      <text:p text:style-name="P17"><text:span text:style-name="Fuente_20_de_20_párrafo_20_predeter."><text:span text:style-name="T17"><text:tab/><text:tab/>|LAParametros.fparametrosh|&lt; LAParametrosRec0.nparametrosh + 1 v</text:span></text:span></text:p>
      <text:p text:style-name="P17"><text:span text:style-name="Fuente_20_de_20_párrafo_20_predeter."><text:span text:style-name="T17"><text:tab/><text:tab/>LAParametrosRec0.parametrosh[LAParametrosRec0.nparametrosh].modo = var <text:s/></text:span></text:span><text:span text:style-name="Fuente_20_de_20_párrafo_20_predeter."><text:span text:style-name="T18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8"><text:tab/><text:tab/>not compatibles</text:span></text:span><text:span text:style-name="Fuente_20_de_20_párrafo_20_predeter."><text:span text:style-name="T18">(</text:span></text:span><text:span text:style-name="Fuente_20_de_20_párrafo_20_predeter."><text:span text:style-name="T18">LAParametrosRec0.fparametrosh</text:span></text:span></text:p>
      <text:p text:style-name="P17"><text:span text:style-name="Fuente_20_de_20_párrafo_20_predeter."><text:span text:style-name="T18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8"><text:tab/></text:span></text:span></text:p>
      <text:p text:style-name="P17"><text:span text:style-name="Fuente_20_de_20_párrafo_20_predeter."><text:span text:style-name="T18"><text:tab/>LAParametrosRec1.etqh = Expresion.etq + longPasoParametro</text:span></text:span></text:p>
      <text:p text:style-name="P17"><text:span text:style-name="Fuente_20_de_20_párrafo_20_predeter."><text:span text:style-name="T18"><text:tab/>L</text:span></text:span><text:span text:style-name="Fuente_20_de_20_párrafo_20_predeter."><text:span text:style-name="T17">AParametrosRec1.codh =</text:span></text:span></text:p>
      <text:p text:style-name="Standard"><text:span text:style-name="Fuente_20_de_20_párrafo_20_predeter."><text:span text:style-name="T17"><text:tab/><text:tab/>LAParametrosRec0.codh ||</text:span></text:span></text:p>
      <text:p text:style-name="Standard"><text:span text:style-name="Fuente_20_de_20_párrafo_20_predeter."><text:span text:style-name="T17"><text:tab/><text:tab/>copia ||</text:span></text:span></text:p>
      <text:p text:style-name="Standard"><text:span text:style-name="Fuente_20_de_20_párrafo_20_predeter."><text:span text:style-name="T17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7"><text:tab/><text:tab/>Expresion.cod ||</text:span></text:span></text:p>
      <text:p text:style-name="Standard"><text:span text:style-name="Fuente_20_de_20_párrafo_20_predeter."><text:span text:style-name="T18"><text:tab/><text:tab/></text:span></text:span><text:span text:style-name="Fuente_20_de_20_párrafo_20_predeter."><text:span text:style-name="T18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LAParametrosRec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0"><text:tab/>LAParametrosRec0.error = LAParametrosRec1.error</text:span></text:span></text:p>
      <text:p text:style-name="P17"><text:span text:style-name="Fuente_20_de_20_párrafo_20_predeter."><text:span text:style-name="T10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10"><text:tab/>LAParametrosRec0.cod = LAParametrosRec1.cod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oft-page-break/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6">LAParametrosRec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6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"/><text:bookmark-start text:name="DDE_LINK1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"/><text:bookmark-end text:name="DDE_LINK1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soft-page-break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4">&lt;t:bool&gt; v Instrucción.error v Pelse.error</text:span></text:span></text:p>
      <text:p text:style-name="P17"><text:span text:style-name="Fuente_20_de_20_párrafo_20_predeter."><text:span text:style-name="T14"><text:tab/>InsIf.etq = PElse.etq</text:span></text:span></text:p>
      <text:p text:style-name="P17"><text:span text:style-name="Fuente_20_de_20_párrafo_20_predeter."><text:span text:style-name="T14"><text:tab/>InsIf.cod =</text:span></text:span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oft-page-break/><text:span text:style-name="Fuente_20_de_20_párrafo_20_predeter."><text:span text:style-name="T6">PElse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3">}</text:span></text:span></text:p>
      <text:p text:style-name="P5"/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4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4"><text:tab/>Expresion0.tsh = InsFor.tsh</text:span></text:span></text:p>
      <text:p text:style-name="P17"><text:span text:style-name="Fuente_20_de_20_párrafo_20_predeter."><text:span text:style-name="T14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4"><text:tab/>Expresion1.tsh = InsFor.tsh</text:span></text:span></text:p>
      <text:p text:style-name="P17"><text:span text:style-name="Fuente_20_de_20_párrafo_20_predeter."><text:span text:style-name="T14"><text:tab/>Expresion1.etqh <text:s text:c="2"/>= </text:span></text:span></text:p>
      <text:p text:style-name="P17"><text:span text:style-name="Fuente_20_de_20_párrafo_20_predeter."><text:span text:style-name="T14"><text:tab/><text:tab/>Expresion0.etq + 1 + longAccesoVar(</text:span></text:span><text:span text:style-name="Fuente_20_de_20_párrafo_20_predeter."><text:span text:style-name="T29">InsFor.tsh[id.lex].props)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4"><text:tab/>Instrucción.tsh = InsFor.tsh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truccion.etqh <text:s/>= </text:span></text:span></text:p>
      <text:p text:style-name="P17"><text:span text:style-name="Fuente_20_de_20_párrafo_20_predeter."><text:span text:style-name="T1"><text:tab/><text:tab/>Expresion1.etq + 4 + longAccesoVar</text:span></text:span><text:span text:style-name="Fuente_20_de_20_párrafo_20_predeter."><text:span text:style-name="T29">(InsFor.tsh[id.lex].props)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20"><text:tab/></text:span></text:span><text:span text:style-name="Fuente_20_de_20_párrafo_20_predeter."><text:span text:style-name="T21">InsFor.error =(Expresion0.tipo!=&lt;t:natural&gt; ˄ Expresion0.tipo !=&lt;t:integer&gt;) v</text:span></text:span></text:p>
      <text:p text:style-name="P17"><text:span text:style-name="Fuente_20_de_20_párrafo_20_predeter."><text:span text:style-name="T21"><text:tab/><text:tab/></text:span></text:span><text:span text:style-name="T20">(Expresion1.tipo != &lt;t:natural&gt; ˄ Expresion1.tipo != &lt;t:integer&gt;) v</text:span></text:p>
      <text:p text:style-name="P17"><text:span text:style-name="Fuente_20_de_20_párrafo_20_predeter."><text:span text:style-name="T21"><text:tab/><text:tab/>(id.tipo != &lt;t:natural&gt; ˄ id.tipo != &lt;t:integer&gt;)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2"/><text:tab/></text:span></text:span><text:span text:style-name="Fuente_20_de_20_párrafo_20_predeter."><text:span text:style-name="T15">accesoVar(InsFor.tsh[id.lex].props) ||</text:span></text:span></text:p>
      <text:p text:style-name="P34"><text:tab/><text:tab/><text:tab/> <text:s text:c="3"/>Expresion0.cod ||</text:p>
      <text:p text:style-name="P34"><text:tab/><text:tab/><text:tab/> <text:s text:c="3"/>desapila-ind ||</text:p>
      <text:p text:style-name="P34"><text:tab/><text:tab/><text:tab/> <text:s text:c="3"/>Expresion1.cod ||</text:p>
      <text:p text:style-name="P34"><text:soft-page-break/><text:tab/><text:tab/><text:tab/> <text:s text:c="3"/>Copia ||</text:p>
      <text:p text:style-name="P34"><text:tab/><text:tab/><text:tab/> <text:s text:c="3"/>accesoVar(InsFor.tsh[id.lex].props) ||</text:p>
      <text:p text:style-name="P17"><text:span text:style-name="Fuente_20_de_20_párrafo_20_predeter."><text:span text:style-name="T16"><text:tab/><text:tab/><text:tab/>apila-ind<text:tab/><text:tab/><text:tab/><text:tab/><text:tab/>||</text:span></text:span></text:p>
      <text:p text:style-name="P17"><text:span text:style-name="Fuente_20_de_20_párrafo_20_predeter."><text:span text:style-name="T1"><text:tab/><text:tab/> <text:s text:c="3"/><text:tab/>igual <text:s text:c="30"/>||</text:span></text:span></text:p>
      <text:p text:style-name="P17"><text:span text:style-name="Fuente_20_de_20_párrafo_20_predeter."><text:span text:style-name="T1"><text:tab/><text:tab/> <text:s text:c="3"/><text:tab/>ir-v( InsFor.etq - 1) <text:s text:c="14"/>||</text:span></text:span></text:p>
      <text:p text:style-name="P17"><text:span text:style-name="Fuente_20_de_20_párrafo_20_predeter."><text:span text:style-name="T1"><text:tab/><text:tab/> <text:s text:c="3"/><text:tab/>Instruccion.cod <text:s text:c="20"/>||</text:span></text:span></text:p>
      <text:p text:style-name="P17"><text:span text:style-name="Fuente_20_de_20_párrafo_20_predeter."><text:span text:style-name="T1"><text:tab/><text:tab/> <text:s text:c="3"/><text:tab/>apila-dir InsFor.tsh[id.lex].dir <text:s text:c="3"/>||</text:span></text:span></text:p>
      <text:p text:style-name="P17"><text:span text:style-name="Fuente_20_de_20_párrafo_20_predeter."><text:span text:style-name="T1"><text:tab/><text:tab/> <text:s text:c="3"/><text:tab/>apilar 1 <text:s text:c="27"/>||</text:span></text:span></text:p>
      <text:p text:style-name="P17"><text:span text:style-name="Fuente_20_de_20_párrafo_20_predeter."><text:span text:style-name="T1"><text:tab/><text:tab/> <text:s text:c="3"/><text:tab/>sumar <text:s text:c="30"/>||</text:span></text:span></text:p>
      <text:p text:style-name="P17"><text:span text:style-name="Fuente_20_de_20_párrafo_20_predeter."><text:span text:style-name="T1"><text:tab/><text:tab/> <text:s text:c="2"/><text:tab/>desapila-dir InsFor.tsh[id.lex].dir ||</text:span></text:span></text:p>
      <text:p text:style-name="P17"><text:span text:style-name="Fuente_20_de_20_párrafo_20_predeter."><text:span text:style-name="T1"><text:tab/><text:tab/> <text:s text:c="3"/><text:tab/>ir-a (Expresion1.etq)</text:span></text:span></text:p>
      <text:p text:style-name="P17"><text:span text:style-name="Fuente_20_de_20_párrafo_20_predeter."><text:span text:style-name="T1"><text:tab/><text:tab/> <text:s text:c="3"/><text:tab/>desapila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Mem.tsh = InsNew.tsh</text:span></text:span></text:p>
      <text:p text:style-name="P15"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4"><text:tab/>InsNew.error = Mem.tipo.t != &lt;t:puntero&gt;</text:span></text:span></text:p>
      <text:p text:style-name="P17"><text:span text:style-name="Fuente_20_de_20_párrafo_20_predeter."><text:span text:style-name="T14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4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4">&lt;t:puntero&gt;</text:span></text:span></text:p>
      <text:p text:style-name="P17"><text:span text:style-name="Fuente_20_de_20_párrafo_20_predeter."><text:span text:style-name="T14"><text:tab/>InsDis.etq <text:s/>= Mem.etq + 1</text:span></text:span></text:p>
      <text:p text:style-name="P17"><text:span text:style-name="Fuente_20_de_20_párrafo_20_predeter."><text:span text:style-name="T14"><text:tab/>InsDis.cod <text:s/>=</text:span></text:span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soft-page-break/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4">ref!(Mem.tsh[id.lex].tipo,Mem.tsh)</text:span></text:span></text:p>
      <text:p text:style-name="Standard"><text:span text:style-name="Fuente_20_de_20_párrafo_20_predeter."><text:span text:style-name="T14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Mem.tipo = MemRec.tipo</text:span></text:span></text:p>
      <text:p text:style-name="P17"><text:span text:style-name="Fuente_20_de_20_párrafo_20_predeter."><text:span text:style-name="T14"><text:tab/>Mem.cod = <text:s/>MemRec.cod</text:span></text:span></text:p>
      <text:p text:style-name="P17"><text:span text:style-name="Fuente_20_de_20_párrafo_20_predeter."><text:span text:style-name="T14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4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3"><text:tab/></text:span></text:span><text:span text:style-name="Fuente_20_de_20_párrafo_20_predeter."><text:span text:style-name="T14">Expresion.tsh = MemRec0.tsh</text:span></text:span></text:p>
      <text:p text:style-name="P17"><text:span text:style-name="Fuente_20_de_20_párrafo_20_predeter."><text:span text:style-name="T14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4"><text:tab/>MemRec1.etqh = Expresion.etq + 3</text:span></text:span></text:p>
      <text:p text:style-name="P17"><text:span text:style-name="Fuente_20_de_20_párrafo_20_predeter."><text:span text:style-name="T14"><text:tab/>MemRec1.codh = MemRec0.codh || Exp.cod || </text:span></text:span></text:p>
      <text:p text:style-name="P17"><text:span text:style-name="Fuente_20_de_20_párrafo_20_predeter."><text:span text:style-name="T14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4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<text:soft-page-break/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3">Expresion →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52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Niv1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ónFact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52">Expresion.etq = ExpresionFact.etq</text:span></text:span></text:p>
      <text:p text:style-name="P17"><text:span text:style-name="Fuente_20_de_20_párrafo_20_predeter."><text:span text:style-name="T6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6">ExpresionFact → OpNiv0</text:span></text:span></text:p>
      <text:p text:style-name="P17"><text:soft-page-break/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6">}</text:span></text:span></text:p>
      <text:p text:style-name="P17"><text:span text:style-name="Fuente_20_de_20_párrafo_20_predeter."><text:span text:style-name="T6">ExpresionNiv1</text:span></text:span></text:p>
      <text:p text:style-name="P17"><text:span text:style-name="Fuente_20_de_20_párrafo_20_predeter."><text:span text:style-name="T6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6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6">ExpresionFact → λ</text:span></text:span></text:p>
      <text:p text:style-name="P17"><text:span text:style-name="Fuente_20_de_20_párrafo_20_predeter."><text:span text:style-name="T6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}</text:p>
      <text:p text:style-name="P11">ExpresiónNiv2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pan text:style-name="Fuente_20_de_20_párrafo_20_predeter."><text:span text:style-name="T1"><text:s/><text:tab/>ExpresionNiv1Rec.codh = ExpresionNiv2.cod</text:span></text:span></text:p>
      <text:p text:style-name="P11">}</text:p>
      <text:p text:style-name="P11"><text:soft-page-break/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52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5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if (opNiv1.op == or):</text:span></text:span></text:p>
      <text:p text:style-name="P17"><text:span text:style-name="Fuente_20_de_20_párrafo_20_predeter."><text:span text:style-name="T14"><text:tab/><text:tab/>ExpresionNiv2.etqh = ExpresionNiv1Rec0.etqh + 3</text:span></text:span></text:p>
      <text:p text:style-name="P17"><text:span text:style-name="Fuente_20_de_20_párrafo_20_predeter."><text:span text:style-name="T14"><text:tab/>else</text:span></text:span></text:p>
      <text:p text:style-name="P17"><text:span text:style-name="Fuente_20_de_20_párrafo_20_predeter."><text:span text:style-name="T14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7">ExpresionNiv1Rec1.tsh = ExpresionNiv1Rec0.tsh</text:span></text:span></text:p>
      <text:p text:style-name="P17"><text:span text:style-name="Fuente_20_de_20_párrafo_20_predeter."><text:span text:style-name="T19"><text:tab/></text:span></text:span><text:span text:style-name="Fuente_20_de_20_párrafo_20_predeter."><text:span text:style-name="T17">ExpresionNiv1Rec1.tipoh =</text:span></text:span></text:p>
      <text:p text:style-name="P17"><text:span text:style-name="Fuente_20_de_20_párrafo_20_predeter."><text:span text:style-name="T17"><text:tab/><text:tab/>si (ExpresionNiv1Rec</text:span></text:span><text:span text:style-name="Fuente_20_de_20_párrafo_20_predeter."><text:span text:style-name="T27">o</text:span></text:span><text:span text:style-name="Fuente_20_de_20_párrafo_20_predeter."><text:span text:style-name="T17">.tipoh = </text:span></text:span><text:bookmark-start text:name="__DdeLink__14763_1844718597"/><text:span text:style-name="Fuente_20_de_20_párrafo_20_predeter."><text:span text:style-name="T17">&lt;t:</text:span></text:span><text:bookmark-end text:name="__DdeLink__14763_1844718597"/><text:span text:style-name="Fuente_20_de_20_párrafo_20_predeter."><text:span text:style-name="T17">error&gt; v ExpresionNiv2.tipo = &lt;t:error&gt; v</text:span></text:span></text:p>
      <text:p text:style-name="P17"><text:span text:style-name="Fuente_20_de_20_párrafo_20_predeter."><text:span text:style-name="T17"><text:s text:c="9"/><text:tab/> <text:s text:c="4"/>ExpresionNiv1Rec</text:span></text:span><text:span text:style-name="Fuente_20_de_20_párrafo_20_predeter."><text:span text:style-name="T27">o</text:span></text:span><text:span text:style-name="Fuente_20_de_20_párrafo_20_predeter."><text:span text:style-name="T17">.tipoh=&lt;t:character&gt; v ExpresionNiv2.tipo=&lt;t:character&gt; v</text:span></text:span></text:p>
      <text:p text:style-name="P17"><text:span text:style-name="Fuente_20_de_20_párrafo_20_predeter."><text:span text:style-name="T17"><text:tab/><text:tab/> <text:s text:c="3"/>(ExpresionNiv1Rec</text:span></text:span><text:span text:style-name="Fuente_20_de_20_párrafo_20_predeter."><text:span text:style-name="T27">o</text:span></text:span><text:span text:style-name="Fuente_20_de_20_párrafo_20_predeter."><text:span text:style-name="T17">.tipoh =&lt;t:boolean&gt; ᴧ ExpresionNiv2.tipo =/= &lt;t:boolean&gt;) v</text:span></text:span></text:p>
      <text:p text:style-name="P17"><text:span text:style-name="Fuente_20_de_20_párrafo_20_predeter."><text:span text:style-name="T17"><text:s text:c="18"/>(ExpresionNiv1Rec</text:span></text:span><text:span text:style-name="Fuente_20_de_20_párrafo_20_predeter."><text:span text:style-name="T27">o</text:span></text:span><text:span text:style-name="Fuente_20_de_20_párrafo_20_predeter."><text:span text:style-name="T17">.tipoh=/=</text:span></text:span><text:bookmark-start text:name="__DdeLink__14767_1844718597"/><text:span text:style-name="Fuente_20_de_20_párrafo_20_predeter."><text:span text:style-name="T17">&lt;t:</text:span></text:span><text:bookmark-end text:name="__DdeLink__14767_1844718597"/><text:span text:style-name="Fuente_20_de_20_párrafo_20_predeter."><text:span text:style-name="T17">boolean&gt; ᴧ ExpresionNiv2.tipo = &lt;t:boolean&gt;))</text:span></text:span></text:p>
      <text:p text:style-name="P17"><text:span text:style-name="Fuente_20_de_20_párrafo_20_predeter."><text:span text:style-name="T17"><text:tab/><text:tab/><text:tab/>&lt;t:error</text:span></text:span><text:bookmark-start text:name="__DdeLink__14765_1844718597"/><text:span text:style-name="Fuente_20_de_20_párrafo_20_predeter."><text:span text:style-name="T17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7"><text:tab/><text:tab/> <text:s text:c="2"/>si (ExpresionNiv1Rec</text:span></text:span><text:span text:style-name="Fuente_20_de_20_párrafo_20_predeter."><text:span text:style-name="T27">o</text:span></text:span><text:span text:style-name="Fuente_20_de_20_párrafo_20_predeter."><text:span text:style-name="T17">.tipoh=&lt;t:float&gt; v ExpresionNiv2.tipo = &lt;t:float&gt;)</text:span></text:span></text:p>
      <text:p text:style-name="P17"><text:span text:style-name="Fuente_20_de_20_párrafo_20_predeter."><text:span text:style-name="T17"><text:tab/><text:tab/><text:tab/><text:tab/>&lt;t:float&gt;</text:span></text:span></text:p>
      <text:p text:style-name="P17"><text:span text:style-name="Fuente_20_de_20_párrafo_20_predeter."><text:span text:style-name="T22"><text:tab/><text:tab/> <text:s text:c="2"/>sino si (ExpresionNiv1Rec</text:span></text:span><text:span text:style-name="Fuente_20_de_20_párrafo_20_predeter."><text:span text:style-name="T28">o</text:span></text:span><text:span text:style-name="Fuente_20_de_20_párrafo_20_predeter."><text:span text:style-name="T22">.tipoh = &lt;t:integer&gt; </text:span></text:span><text:span text:style-name="Fuente_20_de_20_párrafo_20_predeter."><text:span text:style-name="T22">V</text:span></text:span><text:span text:style-name="Fuente_20_de_20_párrafo_20_predeter."><text:span text:style-name="T22"> ExpresionNiv2.tipo=&lt;t:integer&gt;)</text:span></text:span></text:p>
      <text:p text:style-name="P17"><text:span text:style-name="Fuente_20_de_20_párrafo_20_predeter."><text:span text:style-name="T22"><text:tab/><text:tab/><text:tab/><text:tab/> &lt;t:integer&gt;</text:span></text:span></text:p>
      <text:p text:style-name="P17"><text:span text:style-name="Fuente_20_de_20_párrafo_20_predeter."><text:span text:style-name="T22"><text:tab/><text:tab/> <text:s text:c="2"/>sino si (ExpresionNiv1Rec</text:span></text:span><text:span text:style-name="Fuente_20_de_20_párrafo_20_predeter."><text:span text:style-name="T28">o</text:span></text:span><text:span text:style-name="Fuente_20_de_20_párrafo_20_predeter."><text:span text:style-name="T22">.tipoh = &lt;t:natural&gt; ᴧ ExpresionNiv2.tipo = &lt;t:natural&gt;)</text:span></text:span></text:p>
      <text:p text:style-name="P17"><text:span text:style-name="Fuente_20_de_20_párrafo_20_predeter."><text:span text:style-name="T17"><text:tab/><text:tab/><text:tab/><text:tab/> &lt;t:natural&gt;</text:span></text:span></text:p>
      <text:p text:style-name="P17"><text:span text:style-name="Fuente_20_de_20_párrafo_20_predeter."><text:span text:style-name="T17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7"><text:tab/><text:tab/> <text:s text:c="3"/>si (ExpresionNiv1Rec</text:span></text:span><text:span text:style-name="Fuente_20_de_20_párrafo_20_predeter."><text:span text:style-name="T27">o</text:span></text:span><text:span text:style-name="Fuente_20_de_20_párrafo_20_predeter."><text:span text:style-name="T17">.tipoh = &lt;t:boolean&gt; ᴧ ExpresionNiv2.tipo = &lt;t:boolean&gt;)</text:span></text:span></text:p>
      <text:p text:style-name="P17"><text:span text:style-name="Fuente_20_de_20_párrafo_20_predeter."><text:span text:style-name="T17"><text:tab/><text:tab/><text:tab/><text:tab/> <text:s text:c="3"/>&lt;t:boolean&gt;</text:span></text:span></text:p>
      <text:p text:style-name="P17"><text:span text:style-name="Fuente_20_de_20_párrafo_20_predeter."><text:span text:style-name="T17"><text:tab/><text:tab/><text:tab/> <text:s text:c="8"/>sino &lt;t:error&gt;</text:span></text:span></text:p>
      <text:p text:style-name="P17"><text:span text:style-name="Fuente_20_de_20_párrafo_20_predeter."><text:span text:style-name="T54"><text:tab/><text:tab/> <text:s/>or:</text:span></text:span></text:p>
      <text:p text:style-name="Standard"><text:span text:style-name="Fuente_20_de_20_párrafo_20_predeter."><text:span text:style-name="T54"><text:tab/><text:tab/><text:tab/><text:tab/>si <text:tab/>(ExpresionNiv1Rec0.tipoh = &lt;t:boolean&gt; y</text:span></text:span></text:p>
      <text:p text:style-name="Standard"><text:span text:style-name="Fuente_20_de_20_párrafo_20_predeter."><text:span text:style-name="T54"><text:tab/><text:tab/><text:tab/><text:tab/><text:tab/></text:span></text:span><text:span text:style-name="Fuente_20_de_20_párrafo_20_predeter."><text:span text:style-name="T55">ExpresionNiv2.tipo = &lt;t:boolean&gt;)</text:span></text:span></text:p>
      <text:p text:style-name="Standard"><text:span text:style-name="Fuente_20_de_20_párrafo_20_predeter."><text:span text:style-name="T55"><text:tab/><text:tab/><text:tab/><text:tab/><text:tab/>&lt;t:boolean&gt;</text:span></text:span></text:p>
      <text:p text:style-name="Standard"><text:span text:style-name="Fuente_20_de_20_párrafo_20_predeter."><text:span text:style-name="T55"><text:tab/><text:tab/><text:tab/><text:tab/></text:span></text:span><text:span text:style-name="Fuente_20_de_20_párrafo_20_predeter."><text:span text:style-name="T54">sino</text:span></text:span></text:p>
      <text:p text:style-name="P17"><text:span text:style-name="Fuente_20_de_20_párrafo_20_predeter."><text:span text:style-name="T54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ExpresionNiv1Rec1.tipoh = ExpresionNiv2.tipo</text:span></text:span></text:p>
      <text:p text:style-name="P17"><text:bookmark-start text:name="__DdeLink__28956_213522392"/><text:span text:style-name="Fuente_20_de_20_párrafo_20_predeter."><text:span text:style-name="T14"><text:tab/>if (opNiv1.op == or):</text:span></text:span><text:bookmark-end text:name="__DdeLink__28956_213522392"/></text:p>
      <text:p text:style-name="P17"><text:span text:style-name="Fuente_20_de_20_párrafo_20_predeter."><text:span text:style-name="T14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4">else:<text:tab/></text:span></text:span></text:p>
      <text:p text:style-name="P17"><text:span text:style-name="Fuente_20_de_20_párrafo_20_predeter."><text:span text:style-name="T14"><text:tab/><text:tab/>ExpresionNiv1Rec1.etqh = ExpresionNiv2.etq + 1</text:span></text:span></text:p>
      <text:p text:style-name="P17"><text:span text:style-name="Fuente_20_de_20_párrafo_20_predeter."><text:span text:style-name="T14"><text:tab/><text:tab/>ExpresionNiv1Rec1.codh =</text:span></text:span></text:p>
      <text:p text:style-name="P17"><text:span text:style-name="Fuente_20_de_20_párrafo_20_predeter."><text:span text:style-name="T14"><text:tab/><text:tab/><text:tab/>ExpresionNiv1Rec0.codh ||</text:span></text:span></text:p>
      <text:p text:style-name="P17"><text:span text:style-name="Fuente_20_de_20_párrafo_20_predeter."><text:span text:style-name="T14"><text:tab/><text:tab/><text:tab/>ExpresionNiv2.cod ||</text:span></text:span></text:p>
      <text:p text:style-name="P17"><text:soft-page-break/><text:span text:style-name="Fuente_20_de_20_párrafo_20_predeter."><text:span text:style-name="T14"><text:tab/><text:tab/><text:tab/>case (OpNiv1.op)</text:span></text:span></text:p>
      <text:p text:style-name="P17"><text:span text:style-name="Fuente_20_de_20_párrafo_20_predeter."><text:span text:style-name="T14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6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4"><text:tab/>ExpresionNiv3.tsh = ExpresionNiv2Rec0.tsh</text:span></text:span></text:p>
      <text:p text:style-name="P17"><text:span text:style-name="Fuente_20_de_20_párrafo_20_predeter."><text:span text:style-name="T14"><text:tab/>if (OpNiv2.op == and)</text:span></text:span></text:p>
      <text:p text:style-name="P17"><text:span text:style-name="Fuente_20_de_20_párrafo_20_predeter."><text:span text:style-name="T14"><text:tab/><text:tab/>ExpresionNiv3.etqh = ExpresionNiv2Rec0.etqh + 1</text:span></text:span></text:p>
      <text:p text:style-name="P17"><text:span text:style-name="Fuente_20_de_20_párrafo_20_predeter."><text:span text:style-name="T14"><text:tab/>else</text:span></text:span></text:p>
      <text:p text:style-name="P17"><text:span text:style-name="Fuente_20_de_20_párrafo_20_predeter."><text:span text:style-name="T14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ExpresionNiv2Rec1.tsh = ExpresionNiv2Rec0.tsh</text:span></text:span></text:p>
      <text:p text:style-name="P17"><text:soft-page-break/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6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6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6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6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6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6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6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52"><text:tab/><text:tab/><text:tab/>and:</text:span></text:span></text:p>
      <text:p text:style-name="Standard"><text:span text:style-name="Fuente_20_de_20_párrafo_20_predeter."><text:span text:style-name="T52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52"><text:tab/><text:tab/><text:tab/><text:tab/><text:tab/><text:tab/>ExpresionNiv3.tipo = &lt;t:boolean&gt;</text:span></text:span></text:p>
      <text:p text:style-name="Standard"><text:span text:style-name="Fuente_20_de_20_párrafo_20_predeter."><text:span text:style-name="T52"><text:tab/><text:tab/><text:tab/><text:tab/><text:tab/><text:tab/>&lt;t:boolean&gt;</text:span></text:span></text:p>
      <text:p text:style-name="Standard"><text:span text:style-name="Fuente_20_de_20_párrafo_20_predeter."><text:span text:style-name="T52"><text:tab/><text:tab/><text:tab/><text:tab/><text:tab/>sino</text:span></text:span></text:p>
      <text:p text:style-name="P17"><text:span text:style-name="Fuente_20_de_20_párrafo_20_predeter."><text:span text:style-name="T52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4">if (OpNiv2.op == and)</text:span></text:span><text:bookmark-end text:name="__DdeLink__28983_213522392"/></text:p>
      <text:p text:style-name="P17"><text:span text:style-name="Fuente_20_de_20_párrafo_20_predeter."><text:span text:style-name="T14"><text:tab/><text:tab/>ExpresionNiv2Rec1.cod =</text:span></text:span></text:p>
      <text:p text:style-name="P17"><text:span text:style-name="Fuente_20_de_20_párrafo_20_predeter."><text:span text:style-name="T14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4">else:</text:span></text:span></text:p>
      <text:p text:style-name="P17"><text:span text:style-name="Fuente_20_de_20_párrafo_20_predeter."><text:span text:style-name="T14"><text:tab/><text:tab/>ExpresionNiv2Rec1.cod =</text:span></text:span></text:p>
      <text:p text:style-name="P17"><text:span text:style-name="Fuente_20_de_20_párrafo_20_predeter."><text:span text:style-name="T14"><text:tab/><text:tab/><text:tab/>ExpresionNiv2Rec0.codh ||</text:span></text:span></text:p>
      <text:p text:style-name="P17"><text:span text:style-name="Fuente_20_de_20_párrafo_20_predeter."><text:span text:style-name="T14"><text:tab/><text:tab/><text:tab/>ExpresionNiv3.cod ||</text:span></text:span></text:p>
      <text:p text:style-name="P17"><text:span text:style-name="Fuente_20_de_20_párrafo_20_predeter."><text:span text:style-name="T14"><text:tab/><text:tab/><text:tab/>case (OpNiv2.op)</text:span></text:span></text:p>
      <text:p text:style-name="P17"><text:span text:style-name="Fuente_20_de_20_párrafo_20_predeter."><text:span text:style-name="T14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oft-page-break/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6">}</text:span></text:span></text:p>
      <text:p text:style-name="P4"/>
      <text:p text:style-name="P3">ExpresionNiv3 →</text:p>
      <text:p text:style-name="P11"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6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9"><text:tab/></text:span></text:span><text:span text:style-name="Fuente_20_de_20_párrafo_20_predeter."><text:span text:style-name="T17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oft-page-break/><text:span text:style-name="Fuente_20_de_20_párrafo_20_predeter."><text:span text:style-name="T1"><text:tab/><text:tab/></text:span></text:span><text:span text:style-name="Fuente_20_de_20_párrafo_20_predeter."><text:span text:style-name="T14">ExpresionNiv3Fact.cod =</text:span></text:span></text:p>
      <text:p text:style-name="Standard"><text:span text:style-name="Fuente_20_de_20_párrafo_20_predeter."><text:span text:style-name="T14"><text:tab/><text:tab/><text:tab/>case (OpNiv3.op)</text:span></text:span></text:p>
      <text:p text:style-name="Standard"><text:span text:style-name="Fuente_20_de_20_párrafo_20_predeter."><text:span text:style-name="T14"><text:tab/><text:tab/><text:tab/><text:tab/>shl: ExpresionNiv3Fact.codh || ExpresionNiv3.cod || shl</text:span></text:span></text:p>
      <text:p text:style-name="Standard"><text:span text:style-name="Fuente_20_de_20_párrafo_20_predeter."><text:span text:style-name="T14"><text:tab/><text:tab/><text:tab/><text:tab/>shr: ExpresionNiv3Fact.codh || ExpresionNiv3.cod || shr</text:span></text:span></text:p>
      <text:p text:style-name="Standard"><text:span text:style-name="Fuente_20_de_20_párrafo_20_predeter."><text:span text:style-name="T14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6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6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23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23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23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4">cast-float:</text:span></text:span></text:p>
      <text:p text:style-name="Standard"><text:span text:style-name="Fuente_20_de_20_párrafo_20_predeter."><text:span text:style-name="T14"><text:tab/><text:tab/><text:tab/><text:tab/> <text:s text:c="8"/>si (ExpresionNiv4</text:span></text:span><text:span text:style-name="Fuente_20_de_20_párrafo_20_predeter."><text:span text:style-name="T24">1</text:span></text:span><text:span text:style-name="Fuente_20_de_20_párrafo_20_predeter."><text:span text:style-name="T14">.tipo=/= &lt;t:boolean&gt;)</text:span></text:span></text:p>
      <text:p text:style-name="Standard"><text:span text:style-name="Fuente_20_de_20_párrafo_20_predeter."><text:span text:style-name="T14"><text:tab/><text:tab/><text:tab/><text:tab/><text:tab/> <text:s text:c="3"/>&lt;t:float&gt;</text:span></text:span></text:p>
      <text:p text:style-name="Standard"><text:span text:style-name="Fuente_20_de_20_párrafo_20_predeter."><text:span text:style-name="T14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natural&gt; v <text:tab/><text:tab/></text:span></text:span><text:soft-page-break/><text:span text:style-name="Fuente_20_de_20_párrafo_20_predeter."><text:span text:style-name="T1"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23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23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4">ExpresionNiv40.cod =</text:span></text:span></text:p>
      <text:p text:style-name="Standard"><text:span text:style-name="Fuente_20_de_20_párrafo_20_predeter."><text:span text:style-name="T14"><text:tab/><text:tab/><text:tab/>case (OpNiv4.op)</text:span></text:span></text:p>
      <text:p text:style-name="Standard"><text:span text:style-name="Fuente_20_de_20_párrafo_20_predeter."><text:span text:style-name="T14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4">ExpresionNiv41.cod || negativo</text:span></text:span></text:p>
      <text:p text:style-name="Standard"><text:span text:style-name="Fuente_20_de_20_párrafo_20_predeter."><text:span text:style-name="T14"><text:tab/><text:tab/><text:tab/><text:tab/>cast-float:</text:span></text:span></text:p>
      <text:p text:style-name="Standard"><text:span text:style-name="Fuente_20_de_20_párrafo_20_predeter."><text:span text:style-name="T14"><text:tab/><text:tab/><text:tab/><text:tab/><text:tab/>ExpresionNiv41.cod || CastFloat</text:span></text:span></text:p>
      <text:p text:style-name="Standard"><text:span text:style-name="Fuente_20_de_20_párrafo_20_predeter."><text:span text:style-name="T14"><text:tab/><text:tab/><text:tab/><text:tab/>cast-int:</text:span></text:span></text:p>
      <text:p text:style-name="Standard"><text:span text:style-name="Fuente_20_de_20_párrafo_20_predeter."><text:span text:style-name="T14"><text:tab/><text:tab/><text:tab/><text:tab/><text:tab/>ExpresionNiv41.cod || CastInt</text:span></text:span></text:p>
      <text:p text:style-name="Standard"><text:span text:style-name="Fuente_20_de_20_párrafo_20_predeter."><text:span text:style-name="T14"><text:tab/><text:tab/><text:tab/><text:tab/>cast-nat:</text:span></text:span></text:p>
      <text:p text:style-name="Standard"><text:span text:style-name="Fuente_20_de_20_párrafo_20_predeter."><text:span text:style-name="T14"><text:tab/><text:tab/><text:tab/><text:tab/><text:tab/>ExpresionNiv41.cod || CastNat</text:span></text:span></text:p>
      <text:p text:style-name="Standard"><text:span text:style-name="Fuente_20_de_20_párrafo_20_predeter."><text:span text:style-name="T14"><text:tab/><text:tab/><text:tab/><text:tab/>cast-char:</text:span></text:span></text:p>
      <text:p text:style-name="Standard"><text:span text:style-name="Fuente_20_de_20_párrafo_20_predeter."><text:span text:style-name="T14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{</text:p>
      <text:p text:style-name="P12"><text:span text:style-name="T56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6"><text:tab/></text:span></text:span><text:span text:style-name="Fuente_20_de_20_párrafo_20_predeter."><text:span text:style-name="T1">ExpresionNiv4.tipo = Expresion.tipo</text:span></text:span></text:p>
      <text:p text:style-name="P17"><text:soft-page-break/><text:span text:style-name="Fuente_20_de_20_párrafo_20_predeter."><text:span text:style-name="T6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6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4"><text:tab/>Mem.tsh = ExpresionNiv4.tsh</text:span></text:span></text:p>
      <text:p text:style-name="P17"><text:span text:style-name="Fuente_20_de_20_párrafo_20_predeter."><text:span text:style-name="T14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6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pan text:style-name="Fuente_20_de_20_párrafo_20_predeter."><text:span text:style-name="T13">}</text:span></text:span><text:span text:style-name="Fuente_20_de_20_párrafo_20_predeter."><text:span text:style-name="T14"> <text:s text:c="3"/></text:span></text:span></text:p>
      <text:p text:style-name="P15"/>
      <text:p text:style-name="P6">Literal → litTrue</text:p>
      <text:p text:style-name="P14">{</text:p>
      <text:p text:style-name="P15"><text:soft-page-break/><text:tab/>Literal.cod = apila true</text:p>
      <text:p text:style-name="P15"><text:tab/>Literal.etq = Literal.etqh + 1</text:p>
      <text:p text:style-name="P17"><text:span text:style-name="Fuente_20_de_20_párrafo_20_predeter."><text:span text:style-name="T14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4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11"/>
      <text:p text:style-name="P48">Literal → lit<text:span text:style-name="T105">Null</text:span></text:p>
      <text:p text:style-name="P48"><text:span text:style-name="T105"><text:tab/></text:span><text:span text:style-name="T106">{</text:span></text:p>
      <text:p text:style-name="P61"><text:span text:style-name="Fuente_20_de_20_párrafo_20_predeter."><text:span text:style-name="T48"><text:tab/>Literal.tipo <text:tab/>= &lt;t:</text:span></text:span><text:span text:style-name="Fuente_20_de_20_párrafo_20_predeter."><text:span text:style-name="T49">integer</text:span></text:span><text:span text:style-name="Fuente_20_de_20_párrafo_20_predeter."><text:span text:style-name="T48">&gt;</text:span></text:span></text:p>
      <text:p text:style-name="P61"><text:span text:style-name="Fuente_20_de_20_párrafo_20_predeter."><text:span text:style-name="T48"><text:tab/></text:span></text:span><text:span text:style-name="Fuente_20_de_20_párrafo_20_predeter."><text:span text:style-name="T50">Literal.etq = Literal.etqh + 1</text:span></text:span></text:p>
      <text:p text:style-name="P61"><text:span text:style-name="Fuente_20_de_20_párrafo_20_predeter."><text:span text:style-name="T50"><text:tab/>Literal.cod = apila MIN_INT</text:span></text:span></text:p>
      <text:p text:style-name="P61"><text:span text:style-name="Fuente_20_de_20_párrafo_20_predeter."><text:span text:style-name="T47"><text:s text:c="2"/>}</text:span></text:span></text:p>
      <text:p text:style-name="P4"/>
      <text:p text:style-name="P3">OpNiv0 → &lt;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4">{OpNiv0.op = mayor-ig}</text:span></text:span></text:p>
      <text:p text:style-name="P6">OpNiv0 → =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0.op = igual}</text:span></text:span></text:p>
      <text:p text:style-name="P6">OpNiv0 → =/=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6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1.op = o}</text:span></text:span></text:p>
      <text:p text:style-name="P6">OpNiv2 → *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multiplica}</text:span></text:span></text:p>
      <text:p text:style-name="P6">OpNiv2 → /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divide}</text:span></text:span></text:p>
      <text:p text:style-name="P6">OpNiv2 → %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modulo}</text:span></text:span></text:p>
      <text:p text:style-name="P6">OpNiv2 → and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2.op = y}</text:span></text:span></text:p>
      <text:p text:style-name="P6">OpNiv3 → &gt;&gt;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3.op = shl}</text:span></text:span></text:p>
      <text:p text:style-name="P6">OpNiv3 → &lt;&lt;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3.op = shr}</text:span></text:span></text:p>
      <text:p text:style-name="P6"><text:soft-page-break/>OpNiv4 → not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no}</text:span></text:span></text:p>
      <text:p text:style-name="P6">OpNiv4 → -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menos}</text:span></text:span></text:p>
      <text:p text:style-name="P6">OpNiv4 → (flo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float}</text:span></text:span></text:p>
      <text:p text:style-name="P6">OpNiv4 → (in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int}</text:span></text:span></text:p>
      <text:p text:style-name="P6">OpNiv4 → (nat)</text:p>
      <text:p text:style-name="Standard"><text:span text:style-name="Fuente_20_de_20_párrafo_20_predeter."><text:span text:style-name="T13"><text:tab/></text:span></text:span><text:span text:style-name="Fuente_20_de_20_párrafo_20_predeter."><text:span text:style-name="T14">{OpNiv4.op = cast-nat}</text:span></text:span></text:p>
      <text:p text:style-name="P6">OpNiv4 → (char)</text:p>
      <text:p text:style-name="Standard"><text:span text:style-name="Fuente_20_de_20_párrafo_20_predeter."><text:span text:style-name="T14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7$Build-9498</meta:generator>
    <meta:initial-creator>Paula</meta:initial-creator>
    <dc:creator>Hector </dc:creator>
    <meta:creation-date>2010-05-18T21:32:00Z</meta:creation-date>
    <dc:date>2010-05-28T01:39:12</dc:date>
    <meta:editing-cycles>20</meta:editing-cycles>
    <meta:editing-duration>PT01H35M37S</meta:editing-duration>
    <meta:document-statistic meta:table-count="0" meta:image-count="0" meta:object-count="0" meta:page-count="33" meta:paragraph-count="1570" meta:word-count="3901" meta:character-count="40397"/>
    <meta:template xlink:type="simple" xlink:actuate="onRequest" xlink:title="" xlink:href="Normal"/>
  </office:meta>
</office:document-meta>
</file>